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table:style-name="Default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MOD([.$A2];[.$A$1])" office:value-type="float" office:value="0" calcext:value-type="float">
            <text:p>0</text:p>
          </table:table-cell>
          <table:table-cell table:formula="of:=TRUNC([.$A2]/[.$A$1])" office:value-type="float" office:value="0" calcext:value-type="float">
            <text:p>0</text:p>
          </table:table-cell>
          <table:table-cell table:formula="of:=ROUND(POWER(2;([.$C2]+([.$B2]/[.$A$1])+3+72)/12)*440)-32768" office:value-type="float" office:value="720" calcext:value-type="float">
            <text:p>720</text:p>
          </table:table-cell>
          <table:table-cell table:formula="of:=IF(MOD([.$A2];10)=9;&quot;,&quot;;&quot;&quot;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MOD([.$A3];[.$A$1])" office:value-type="float" office:value="1" calcext:value-type="float">
            <text:p>1</text:p>
          </table:table-cell>
          <table:table-cell table:formula="of:=TRUNC([.$A3]/[.$A$1])" office:value-type="float" office:value="0" calcext:value-type="float">
            <text:p>0</text:p>
          </table:table-cell>
          <table:table-cell table:formula="of:=ROUND(POWER(2;([.$C3]+([.$B3]/[.$A$1])+3+72)/12)*440)-32768" office:value-type="float" office:value="812" calcext:value-type="float">
            <text:p>812</text:p>
          </table:table-cell>
          <table:table-cell table:formula="of:=IF(MOD([.$A3];10)=9;&quot;,&quot;;&quot;&quot;)">
            <text:p/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MOD([.$A4];[.$A$1])" office:value-type="float" office:value="2" calcext:value-type="float">
            <text:p>2</text:p>
          </table:table-cell>
          <table:table-cell table:formula="of:=TRUNC([.$A4]/[.$A$1])" office:value-type="float" office:value="0" calcext:value-type="float">
            <text:p>0</text:p>
          </table:table-cell>
          <table:table-cell table:formula="of:=ROUND(POWER(2;([.$C4]+([.$B4]/[.$A$1])+3+72)/12)*440)-32768" office:value-type="float" office:value="905" calcext:value-type="float">
            <text:p>905</text:p>
          </table:table-cell>
          <table:table-cell table:formula="of:=IF(MOD([.$A4];10)=9;&quot;,&quot;;&quot;&quot;)">
            <text:p/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MOD([.$A5];[.$A$1])" office:value-type="float" office:value="3" calcext:value-type="float">
            <text:p>3</text:p>
          </table:table-cell>
          <table:table-cell table:formula="of:=TRUNC([.$A5]/[.$A$1])" office:value-type="float" office:value="0" calcext:value-type="float">
            <text:p>0</text:p>
          </table:table-cell>
          <table:table-cell table:formula="of:=ROUND(POWER(2;([.$C5]+([.$B5]/[.$A$1])+3+72)/12)*440)-32768" office:value-type="float" office:value="998" calcext:value-type="float">
            <text:p>998</text:p>
          </table:table-cell>
          <table:table-cell table:formula="of:=IF(MOD([.$A5];10)=9;&quot;,&quot;;&quot;&quot;)">
            <text:p/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MOD([.$A6];[.$A$1])" office:value-type="float" office:value="4" calcext:value-type="float">
            <text:p>4</text:p>
          </table:table-cell>
          <table:table-cell table:formula="of:=TRUNC([.$A6]/[.$A$1])" office:value-type="float" office:value="0" calcext:value-type="float">
            <text:p>0</text:p>
          </table:table-cell>
          <table:table-cell table:formula="of:=ROUND(POWER(2;([.$C6]+([.$B6]/[.$A$1])+3+72)/12)*440)-32768" office:value-type="float" office:value="1091" calcext:value-type="float">
            <text:p>1091</text:p>
          </table:table-cell>
          <table:table-cell table:formula="of:=IF(MOD([.$A6];10)=9;&quot;,&quot;;&quot;&quot;)">
            <text:p/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MOD([.$A7];[.$A$1])" office:value-type="float" office:value="5" calcext:value-type="float">
            <text:p>5</text:p>
          </table:table-cell>
          <table:table-cell table:formula="of:=TRUNC([.$A7]/[.$A$1])" office:value-type="float" office:value="0" calcext:value-type="float">
            <text:p>0</text:p>
          </table:table-cell>
          <table:table-cell table:formula="of:=ROUND(POWER(2;([.$C7]+([.$B7]/[.$A$1])+3+72)/12)*440)-32768" office:value-type="float" office:value="1184" calcext:value-type="float">
            <text:p>1184</text:p>
          </table:table-cell>
          <table:table-cell table:formula="of:=IF(MOD([.$A7];10)=9;&quot;,&quot;;&quot;&quot;)">
            <text:p/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MOD([.$A8];[.$A$1])" office:value-type="float" office:value="6" calcext:value-type="float">
            <text:p>6</text:p>
          </table:table-cell>
          <table:table-cell table:formula="of:=TRUNC([.$A8]/[.$A$1])" office:value-type="float" office:value="0" calcext:value-type="float">
            <text:p>0</text:p>
          </table:table-cell>
          <table:table-cell table:formula="of:=ROUND(POWER(2;([.$C8]+([.$B8]/[.$A$1])+3+72)/12)*440)-32768" office:value-type="float" office:value="1277" calcext:value-type="float">
            <text:p>1277</text:p>
          </table:table-cell>
          <table:table-cell table:formula="of:=IF(MOD([.$A8];10)=9;&quot;,&quot;;&quot;&quot;)">
            <text:p/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MOD([.$A9];[.$A$1])" office:value-type="float" office:value="7" calcext:value-type="float">
            <text:p>7</text:p>
          </table:table-cell>
          <table:table-cell table:formula="of:=TRUNC([.$A9]/[.$A$1])" office:value-type="float" office:value="0" calcext:value-type="float">
            <text:p>0</text:p>
          </table:table-cell>
          <table:table-cell table:formula="of:=ROUND(POWER(2;([.$C9]+([.$B9]/[.$A$1])+3+72)/12)*440)-32768" office:value-type="float" office:value="1371" calcext:value-type="float">
            <text:p>1371</text:p>
          </table:table-cell>
          <table:table-cell table:formula="of:=IF(MOD([.$A9];10)=9;&quot;,&quot;;&quot;&quot;)">
            <text:p/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MOD([.$A10];[.$A$1])" office:value-type="float" office:value="8" calcext:value-type="float">
            <text:p>8</text:p>
          </table:table-cell>
          <table:table-cell table:formula="of:=TRUNC([.$A10]/[.$A$1])" office:value-type="float" office:value="0" calcext:value-type="float">
            <text:p>0</text:p>
          </table:table-cell>
          <table:table-cell table:formula="of:=ROUND(POWER(2;([.$C10]+([.$B10]/[.$A$1])+3+72)/12)*440)-32768" office:value-type="float" office:value="1465" calcext:value-type="float">
            <text:p>1465</text:p>
          </table:table-cell>
          <table:table-cell table:formula="of:=IF(MOD([.$A10];10)=9;&quot;,&quot;;&quot;&quot;)">
            <text:p/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MOD([.$A11];[.$A$1])" office:value-type="float" office:value="9" calcext:value-type="float">
            <text:p>9</text:p>
          </table:table-cell>
          <table:table-cell table:formula="of:=TRUNC([.$A11]/[.$A$1])" office:value-type="float" office:value="0" calcext:value-type="float">
            <text:p>0</text:p>
          </table:table-cell>
          <table:table-cell table:formula="of:=ROUND(POWER(2;([.$C11]+([.$B11]/[.$A$1])+3+72)/12)*440)-32768" office:value-type="float" office:value="1559" calcext:value-type="float">
            <text:p>1559</text:p>
          </table:table-cell>
          <table:table-cell table:formula="of:=IF(MOD([.$A1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MOD([.$A12];[.$A$1])" office:value-type="float" office:value="10" calcext:value-type="float">
            <text:p>10</text:p>
          </table:table-cell>
          <table:table-cell table:formula="of:=TRUNC([.$A12]/[.$A$1])" office:value-type="float" office:value="0" calcext:value-type="float">
            <text:p>0</text:p>
          </table:table-cell>
          <table:table-cell table:formula="of:=ROUND(POWER(2;([.$C12]+([.$B12]/[.$A$1])+3+72)/12)*440)-32768" office:value-type="float" office:value="1654" calcext:value-type="float">
            <text:p>1654</text:p>
          </table:table-cell>
          <table:table-cell table:formula="of:=IF(MOD([.$A12];10)=9;&quot;,&quot;;&quot;&quot;)">
            <text:p/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MOD([.$A13];[.$A$1])" office:value-type="float" office:value="11" calcext:value-type="float">
            <text:p>11</text:p>
          </table:table-cell>
          <table:table-cell table:formula="of:=TRUNC([.$A13]/[.$A$1])" office:value-type="float" office:value="0" calcext:value-type="float">
            <text:p>0</text:p>
          </table:table-cell>
          <table:table-cell table:formula="of:=ROUND(POWER(2;([.$C13]+([.$B13]/[.$A$1])+3+72)/12)*440)-32768" office:value-type="float" office:value="1749" calcext:value-type="float">
            <text:p>1749</text:p>
          </table:table-cell>
          <table:table-cell table:formula="of:=IF(MOD([.$A13];10)=9;&quot;,&quot;;&quot;&quot;)">
            <text:p/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MOD([.$A14];[.$A$1])" office:value-type="float" office:value="12" calcext:value-type="float">
            <text:p>12</text:p>
          </table:table-cell>
          <table:table-cell table:formula="of:=TRUNC([.$A14]/[.$A$1])" office:value-type="float" office:value="0" calcext:value-type="float">
            <text:p>0</text:p>
          </table:table-cell>
          <table:table-cell table:formula="of:=ROUND(POWER(2;([.$C14]+([.$B14]/[.$A$1])+3+72)/12)*440)-32768" office:value-type="float" office:value="1844" calcext:value-type="float">
            <text:p>1844</text:p>
          </table:table-cell>
          <table:table-cell table:formula="of:=IF(MOD([.$A14];10)=9;&quot;,&quot;;&quot;&quot;)">
            <text:p/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MOD([.$A15];[.$A$1])" office:value-type="float" office:value="13" calcext:value-type="float">
            <text:p>13</text:p>
          </table:table-cell>
          <table:table-cell table:formula="of:=TRUNC([.$A15]/[.$A$1])" office:value-type="float" office:value="0" calcext:value-type="float">
            <text:p>0</text:p>
          </table:table-cell>
          <table:table-cell table:formula="of:=ROUND(POWER(2;([.$C15]+([.$B15]/[.$A$1])+3+72)/12)*440)-32768" office:value-type="float" office:value="1939" calcext:value-type="float">
            <text:p>1939</text:p>
          </table:table-cell>
          <table:table-cell table:formula="of:=IF(MOD([.$A15];10)=9;&quot;,&quot;;&quot;&quot;)">
            <text:p/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MOD([.$A16];[.$A$1])" office:value-type="float" office:value="14" calcext:value-type="float">
            <text:p>14</text:p>
          </table:table-cell>
          <table:table-cell table:formula="of:=TRUNC([.$A16]/[.$A$1])" office:value-type="float" office:value="0" calcext:value-type="float">
            <text:p>0</text:p>
          </table:table-cell>
          <table:table-cell table:formula="of:=ROUND(POWER(2;([.$C16]+([.$B16]/[.$A$1])+3+72)/12)*440)-32768" office:value-type="float" office:value="2035" calcext:value-type="float">
            <text:p>2035</text:p>
          </table:table-cell>
          <table:table-cell table:formula="of:=IF(MOD([.$A16];10)=9;&quot;,&quot;;&quot;&quot;)">
            <text:p/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MOD([.$A17];[.$A$1])" office:value-type="float" office:value="15" calcext:value-type="float">
            <text:p>15</text:p>
          </table:table-cell>
          <table:table-cell table:formula="of:=TRUNC([.$A17]/[.$A$1])" office:value-type="float" office:value="0" calcext:value-type="float">
            <text:p>0</text:p>
          </table:table-cell>
          <table:table-cell table:formula="of:=ROUND(POWER(2;([.$C17]+([.$B17]/[.$A$1])+3+72)/12)*440)-32768" office:value-type="float" office:value="2131" calcext:value-type="float">
            <text:p>2131</text:p>
          </table:table-cell>
          <table:table-cell table:formula="of:=IF(MOD([.$A17];10)=9;&quot;,&quot;;&quot;&quot;)">
            <text:p/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MOD([.$A18];[.$A$1])" office:value-type="float" office:value="16" calcext:value-type="float">
            <text:p>16</text:p>
          </table:table-cell>
          <table:table-cell table:formula="of:=TRUNC([.$A18]/[.$A$1])" office:value-type="float" office:value="0" calcext:value-type="float">
            <text:p>0</text:p>
          </table:table-cell>
          <table:table-cell table:formula="of:=ROUND(POWER(2;([.$C18]+([.$B18]/[.$A$1])+3+72)/12)*440)-32768" office:value-type="float" office:value="2227" calcext:value-type="float">
            <text:p>2227</text:p>
          </table:table-cell>
          <table:table-cell table:formula="of:=IF(MOD([.$A18];10)=9;&quot;,&quot;;&quot;&quot;)">
            <text:p/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MOD([.$A19];[.$A$1])" office:value-type="float" office:value="17" calcext:value-type="float">
            <text:p>17</text:p>
          </table:table-cell>
          <table:table-cell table:formula="of:=TRUNC([.$A19]/[.$A$1])" office:value-type="float" office:value="0" calcext:value-type="float">
            <text:p>0</text:p>
          </table:table-cell>
          <table:table-cell table:formula="of:=ROUND(POWER(2;([.$C19]+([.$B19]/[.$A$1])+3+72)/12)*440)-32768" office:value-type="float" office:value="2323" calcext:value-type="float">
            <text:p>2323</text:p>
          </table:table-cell>
          <table:table-cell table:formula="of:=IF(MOD([.$A19];10)=9;&quot;,&quot;;&quot;&quot;)">
            <text:p/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MOD([.$A20];[.$A$1])" office:value-type="float" office:value="18" calcext:value-type="float">
            <text:p>18</text:p>
          </table:table-cell>
          <table:table-cell table:formula="of:=TRUNC([.$A20]/[.$A$1])" office:value-type="float" office:value="0" calcext:value-type="float">
            <text:p>0</text:p>
          </table:table-cell>
          <table:table-cell table:formula="of:=ROUND(POWER(2;([.$C20]+([.$B20]/[.$A$1])+3+72)/12)*440)-32768" office:value-type="float" office:value="2420" calcext:value-type="float">
            <text:p>2420</text:p>
          </table:table-cell>
          <table:table-cell table:formula="of:=IF(MOD([.$A20];10)=9;&quot;,&quot;;&quot;&quot;)">
            <text:p/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MOD([.$A21];[.$A$1])" office:value-type="float" office:value="19" calcext:value-type="float">
            <text:p>19</text:p>
          </table:table-cell>
          <table:table-cell table:formula="of:=TRUNC([.$A21]/[.$A$1])" office:value-type="float" office:value="0" calcext:value-type="float">
            <text:p>0</text:p>
          </table:table-cell>
          <table:table-cell table:formula="of:=ROUND(POWER(2;([.$C21]+([.$B21]/[.$A$1])+3+72)/12)*440)-32768" office:value-type="float" office:value="2517" calcext:value-type="float">
            <text:p>2517</text:p>
          </table:table-cell>
          <table:table-cell table:formula="of:=IF(MOD([.$A2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MOD([.$A22];[.$A$1])" office:value-type="float" office:value="20" calcext:value-type="float">
            <text:p>20</text:p>
          </table:table-cell>
          <table:table-cell table:formula="of:=TRUNC([.$A22]/[.$A$1])" office:value-type="float" office:value="0" calcext:value-type="float">
            <text:p>0</text:p>
          </table:table-cell>
          <table:table-cell table:formula="of:=ROUND(POWER(2;([.$C22]+([.$B22]/[.$A$1])+3+72)/12)*440)-32768" office:value-type="float" office:value="2614" calcext:value-type="float">
            <text:p>2614</text:p>
          </table:table-cell>
          <table:table-cell table:formula="of:=IF(MOD([.$A22];10)=9;&quot;,&quot;;&quot;&quot;)">
            <text:p/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MOD([.$A23];[.$A$1])" office:value-type="float" office:value="0" calcext:value-type="float">
            <text:p>0</text:p>
          </table:table-cell>
          <table:table-cell table:formula="of:=TRUNC([.$A23]/[.$A$1])" office:value-type="float" office:value="1" calcext:value-type="float">
            <text:p>1</text:p>
          </table:table-cell>
          <table:table-cell table:formula="of:=ROUND(POWER(2;([.$C23]+([.$B23]/[.$A$1])+3+72)/12)*440)-32768" office:value-type="float" office:value="2711" calcext:value-type="float">
            <text:p>2711</text:p>
          </table:table-cell>
          <table:table-cell table:formula="of:=IF(MOD([.$A23];10)=9;&quot;,&quot;;&quot;&quot;)">
            <text:p/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MOD([.$A24];[.$A$1])" office:value-type="float" office:value="1" calcext:value-type="float">
            <text:p>1</text:p>
          </table:table-cell>
          <table:table-cell table:formula="of:=TRUNC([.$A24]/[.$A$1])" office:value-type="float" office:value="1" calcext:value-type="float">
            <text:p>1</text:p>
          </table:table-cell>
          <table:table-cell table:formula="of:=ROUND(POWER(2;([.$C24]+([.$B24]/[.$A$1])+3+72)/12)*440)-32768" office:value-type="float" office:value="2809" calcext:value-type="float">
            <text:p>2809</text:p>
          </table:table-cell>
          <table:table-cell table:formula="of:=IF(MOD([.$A24];10)=9;&quot;,&quot;;&quot;&quot;)">
            <text:p/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MOD([.$A25];[.$A$1])" office:value-type="float" office:value="2" calcext:value-type="float">
            <text:p>2</text:p>
          </table:table-cell>
          <table:table-cell table:formula="of:=TRUNC([.$A25]/[.$A$1])" office:value-type="float" office:value="1" calcext:value-type="float">
            <text:p>1</text:p>
          </table:table-cell>
          <table:table-cell table:formula="of:=ROUND(POWER(2;([.$C25]+([.$B25]/[.$A$1])+3+72)/12)*440)-32768" office:value-type="float" office:value="2907" calcext:value-type="float">
            <text:p>2907</text:p>
          </table:table-cell>
          <table:table-cell table:formula="of:=IF(MOD([.$A25];10)=9;&quot;,&quot;;&quot;&quot;)">
            <text:p/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MOD([.$A26];[.$A$1])" office:value-type="float" office:value="3" calcext:value-type="float">
            <text:p>3</text:p>
          </table:table-cell>
          <table:table-cell table:formula="of:=TRUNC([.$A26]/[.$A$1])" office:value-type="float" office:value="1" calcext:value-type="float">
            <text:p>1</text:p>
          </table:table-cell>
          <table:table-cell table:formula="of:=ROUND(POWER(2;([.$C26]+([.$B26]/[.$A$1])+3+72)/12)*440)-32768" office:value-type="float" office:value="3005" calcext:value-type="float">
            <text:p>3005</text:p>
          </table:table-cell>
          <table:table-cell table:formula="of:=IF(MOD([.$A26];10)=9;&quot;,&quot;;&quot;&quot;)">
            <text:p/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MOD([.$A27];[.$A$1])" office:value-type="float" office:value="4" calcext:value-type="float">
            <text:p>4</text:p>
          </table:table-cell>
          <table:table-cell table:formula="of:=TRUNC([.$A27]/[.$A$1])" office:value-type="float" office:value="1" calcext:value-type="float">
            <text:p>1</text:p>
          </table:table-cell>
          <table:table-cell table:formula="of:=ROUND(POWER(2;([.$C27]+([.$B27]/[.$A$1])+3+72)/12)*440)-32768" office:value-type="float" office:value="3104" calcext:value-type="float">
            <text:p>3104</text:p>
          </table:table-cell>
          <table:table-cell table:formula="of:=IF(MOD([.$A27];10)=9;&quot;,&quot;;&quot;&quot;)">
            <text:p/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MOD([.$A28];[.$A$1])" office:value-type="float" office:value="5" calcext:value-type="float">
            <text:p>5</text:p>
          </table:table-cell>
          <table:table-cell table:formula="of:=TRUNC([.$A28]/[.$A$1])" office:value-type="float" office:value="1" calcext:value-type="float">
            <text:p>1</text:p>
          </table:table-cell>
          <table:table-cell table:formula="of:=ROUND(POWER(2;([.$C28]+([.$B28]/[.$A$1])+3+72)/12)*440)-32768" office:value-type="float" office:value="3203" calcext:value-type="float">
            <text:p>3203</text:p>
          </table:table-cell>
          <table:table-cell table:formula="of:=IF(MOD([.$A28];10)=9;&quot;,&quot;;&quot;&quot;)">
            <text:p/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MOD([.$A29];[.$A$1])" office:value-type="float" office:value="6" calcext:value-type="float">
            <text:p>6</text:p>
          </table:table-cell>
          <table:table-cell table:formula="of:=TRUNC([.$A29]/[.$A$1])" office:value-type="float" office:value="1" calcext:value-type="float">
            <text:p>1</text:p>
          </table:table-cell>
          <table:table-cell table:formula="of:=ROUND(POWER(2;([.$C29]+([.$B29]/[.$A$1])+3+72)/12)*440)-32768" office:value-type="float" office:value="3302" calcext:value-type="float">
            <text:p>3302</text:p>
          </table:table-cell>
          <table:table-cell table:formula="of:=IF(MOD([.$A29];10)=9;&quot;,&quot;;&quot;&quot;)">
            <text:p/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MOD([.$A30];[.$A$1])" office:value-type="float" office:value="7" calcext:value-type="float">
            <text:p>7</text:p>
          </table:table-cell>
          <table:table-cell table:formula="of:=TRUNC([.$A30]/[.$A$1])" office:value-type="float" office:value="1" calcext:value-type="float">
            <text:p>1</text:p>
          </table:table-cell>
          <table:table-cell table:formula="of:=ROUND(POWER(2;([.$C30]+([.$B30]/[.$A$1])+3+72)/12)*440)-32768" office:value-type="float" office:value="3401" calcext:value-type="float">
            <text:p>3401</text:p>
          </table:table-cell>
          <table:table-cell table:formula="of:=IF(MOD([.$A30];10)=9;&quot;,&quot;;&quot;&quot;)">
            <text:p/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MOD([.$A31];[.$A$1])" office:value-type="float" office:value="8" calcext:value-type="float">
            <text:p>8</text:p>
          </table:table-cell>
          <table:table-cell table:formula="of:=TRUNC([.$A31]/[.$A$1])" office:value-type="float" office:value="1" calcext:value-type="float">
            <text:p>1</text:p>
          </table:table-cell>
          <table:table-cell table:formula="of:=ROUND(POWER(2;([.$C31]+([.$B31]/[.$A$1])+3+72)/12)*440)-32768" office:value-type="float" office:value="3501" calcext:value-type="float">
            <text:p>3501</text:p>
          </table:table-cell>
          <table:table-cell table:formula="of:=IF(MOD([.$A3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MOD([.$A32];[.$A$1])" office:value-type="float" office:value="9" calcext:value-type="float">
            <text:p>9</text:p>
          </table:table-cell>
          <table:table-cell table:formula="of:=TRUNC([.$A32]/[.$A$1])" office:value-type="float" office:value="1" calcext:value-type="float">
            <text:p>1</text:p>
          </table:table-cell>
          <table:table-cell table:formula="of:=ROUND(POWER(2;([.$C32]+([.$B32]/[.$A$1])+3+72)/12)*440)-32768" office:value-type="float" office:value="3601" calcext:value-type="float">
            <text:p>3601</text:p>
          </table:table-cell>
          <table:table-cell table:formula="of:=IF(MOD([.$A32];10)=9;&quot;,&quot;;&quot;&quot;)">
            <text:p/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MOD([.$A33];[.$A$1])" office:value-type="float" office:value="10" calcext:value-type="float">
            <text:p>10</text:p>
          </table:table-cell>
          <table:table-cell table:formula="of:=TRUNC([.$A33]/[.$A$1])" office:value-type="float" office:value="1" calcext:value-type="float">
            <text:p>1</text:p>
          </table:table-cell>
          <table:table-cell table:formula="of:=ROUND(POWER(2;([.$C33]+([.$B33]/[.$A$1])+3+72)/12)*440)-32768" office:value-type="float" office:value="3701" calcext:value-type="float">
            <text:p>3701</text:p>
          </table:table-cell>
          <table:table-cell table:formula="of:=IF(MOD([.$A33];10)=9;&quot;,&quot;;&quot;&quot;)">
            <text:p/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MOD([.$A34];[.$A$1])" office:value-type="float" office:value="11" calcext:value-type="float">
            <text:p>11</text:p>
          </table:table-cell>
          <table:table-cell table:formula="of:=TRUNC([.$A34]/[.$A$1])" office:value-type="float" office:value="1" calcext:value-type="float">
            <text:p>1</text:p>
          </table:table-cell>
          <table:table-cell table:formula="of:=ROUND(POWER(2;([.$C34]+([.$B34]/[.$A$1])+3+72)/12)*440)-32768" office:value-type="float" office:value="3801" calcext:value-type="float">
            <text:p>3801</text:p>
          </table:table-cell>
          <table:table-cell table:formula="of:=IF(MOD([.$A34];10)=9;&quot;,&quot;;&quot;&quot;)">
            <text:p/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MOD([.$A35];[.$A$1])" office:value-type="float" office:value="12" calcext:value-type="float">
            <text:p>12</text:p>
          </table:table-cell>
          <table:table-cell table:formula="of:=TRUNC([.$A35]/[.$A$1])" office:value-type="float" office:value="1" calcext:value-type="float">
            <text:p>1</text:p>
          </table:table-cell>
          <table:table-cell table:formula="of:=ROUND(POWER(2;([.$C35]+([.$B35]/[.$A$1])+3+72)/12)*440)-32768" office:value-type="float" office:value="3902" calcext:value-type="float">
            <text:p>3902</text:p>
          </table:table-cell>
          <table:table-cell table:formula="of:=IF(MOD([.$A35];10)=9;&quot;,&quot;;&quot;&quot;)">
            <text:p/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MOD([.$A36];[.$A$1])" office:value-type="float" office:value="13" calcext:value-type="float">
            <text:p>13</text:p>
          </table:table-cell>
          <table:table-cell table:formula="of:=TRUNC([.$A36]/[.$A$1])" office:value-type="float" office:value="1" calcext:value-type="float">
            <text:p>1</text:p>
          </table:table-cell>
          <table:table-cell table:formula="of:=ROUND(POWER(2;([.$C36]+([.$B36]/[.$A$1])+3+72)/12)*440)-32768" office:value-type="float" office:value="4003" calcext:value-type="float">
            <text:p>4003</text:p>
          </table:table-cell>
          <table:table-cell table:formula="of:=IF(MOD([.$A36];10)=9;&quot;,&quot;;&quot;&quot;)">
            <text:p/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MOD([.$A37];[.$A$1])" office:value-type="float" office:value="14" calcext:value-type="float">
            <text:p>14</text:p>
          </table:table-cell>
          <table:table-cell table:formula="of:=TRUNC([.$A37]/[.$A$1])" office:value-type="float" office:value="1" calcext:value-type="float">
            <text:p>1</text:p>
          </table:table-cell>
          <table:table-cell table:formula="of:=ROUND(POWER(2;([.$C37]+([.$B37]/[.$A$1])+3+72)/12)*440)-32768" office:value-type="float" office:value="4104" calcext:value-type="float">
            <text:p>4104</text:p>
          </table:table-cell>
          <table:table-cell table:formula="of:=IF(MOD([.$A37];10)=9;&quot;,&quot;;&quot;&quot;)">
            <text:p/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MOD([.$A38];[.$A$1])" office:value-type="float" office:value="15" calcext:value-type="float">
            <text:p>15</text:p>
          </table:table-cell>
          <table:table-cell table:formula="of:=TRUNC([.$A38]/[.$A$1])" office:value-type="float" office:value="1" calcext:value-type="float">
            <text:p>1</text:p>
          </table:table-cell>
          <table:table-cell table:formula="of:=ROUND(POWER(2;([.$C38]+([.$B38]/[.$A$1])+3+72)/12)*440)-32768" office:value-type="float" office:value="4206" calcext:value-type="float">
            <text:p>4206</text:p>
          </table:table-cell>
          <table:table-cell table:formula="of:=IF(MOD([.$A38];10)=9;&quot;,&quot;;&quot;&quot;)">
            <text:p/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MOD([.$A39];[.$A$1])" office:value-type="float" office:value="16" calcext:value-type="float">
            <text:p>16</text:p>
          </table:table-cell>
          <table:table-cell table:formula="of:=TRUNC([.$A39]/[.$A$1])" office:value-type="float" office:value="1" calcext:value-type="float">
            <text:p>1</text:p>
          </table:table-cell>
          <table:table-cell table:formula="of:=ROUND(POWER(2;([.$C39]+([.$B39]/[.$A$1])+3+72)/12)*440)-32768" office:value-type="float" office:value="4308" calcext:value-type="float">
            <text:p>4308</text:p>
          </table:table-cell>
          <table:table-cell table:formula="of:=IF(MOD([.$A39];10)=9;&quot;,&quot;;&quot;&quot;)">
            <text:p/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MOD([.$A40];[.$A$1])" office:value-type="float" office:value="17" calcext:value-type="float">
            <text:p>17</text:p>
          </table:table-cell>
          <table:table-cell table:formula="of:=TRUNC([.$A40]/[.$A$1])" office:value-type="float" office:value="1" calcext:value-type="float">
            <text:p>1</text:p>
          </table:table-cell>
          <table:table-cell table:formula="of:=ROUND(POWER(2;([.$C40]+([.$B40]/[.$A$1])+3+72)/12)*440)-32768" office:value-type="float" office:value="4410" calcext:value-type="float">
            <text:p>4410</text:p>
          </table:table-cell>
          <table:table-cell table:formula="of:=IF(MOD([.$A40];10)=9;&quot;,&quot;;&quot;&quot;)">
            <text:p/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MOD([.$A41];[.$A$1])" office:value-type="float" office:value="18" calcext:value-type="float">
            <text:p>18</text:p>
          </table:table-cell>
          <table:table-cell table:formula="of:=TRUNC([.$A41]/[.$A$1])" office:value-type="float" office:value="1" calcext:value-type="float">
            <text:p>1</text:p>
          </table:table-cell>
          <table:table-cell table:formula="of:=ROUND(POWER(2;([.$C41]+([.$B41]/[.$A$1])+3+72)/12)*440)-32768" office:value-type="float" office:value="4512" calcext:value-type="float">
            <text:p>4512</text:p>
          </table:table-cell>
          <table:table-cell table:formula="of:=IF(MOD([.$A4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MOD([.$A42];[.$A$1])" office:value-type="float" office:value="19" calcext:value-type="float">
            <text:p>19</text:p>
          </table:table-cell>
          <table:table-cell table:formula="of:=TRUNC([.$A42]/[.$A$1])" office:value-type="float" office:value="1" calcext:value-type="float">
            <text:p>1</text:p>
          </table:table-cell>
          <table:table-cell table:formula="of:=ROUND(POWER(2;([.$C42]+([.$B42]/[.$A$1])+3+72)/12)*440)-32768" office:value-type="float" office:value="4615" calcext:value-type="float">
            <text:p>4615</text:p>
          </table:table-cell>
          <table:table-cell table:formula="of:=IF(MOD([.$A42];10)=9;&quot;,&quot;;&quot;&quot;)">
            <text:p/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MOD([.$A43];[.$A$1])" office:value-type="float" office:value="20" calcext:value-type="float">
            <text:p>20</text:p>
          </table:table-cell>
          <table:table-cell table:formula="of:=TRUNC([.$A43]/[.$A$1])" office:value-type="float" office:value="1" calcext:value-type="float">
            <text:p>1</text:p>
          </table:table-cell>
          <table:table-cell table:formula="of:=ROUND(POWER(2;([.$C43]+([.$B43]/[.$A$1])+3+72)/12)*440)-32768" office:value-type="float" office:value="4718" calcext:value-type="float">
            <text:p>4718</text:p>
          </table:table-cell>
          <table:table-cell table:formula="of:=IF(MOD([.$A43];10)=9;&quot;,&quot;;&quot;&quot;)">
            <text:p/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MOD([.$A44];[.$A$1])" office:value-type="float" office:value="0" calcext:value-type="float">
            <text:p>0</text:p>
          </table:table-cell>
          <table:table-cell table:formula="of:=TRUNC([.$A44]/[.$A$1])" office:value-type="float" office:value="2" calcext:value-type="float">
            <text:p>2</text:p>
          </table:table-cell>
          <table:table-cell table:formula="of:=ROUND(POWER(2;([.$C44]+([.$B44]/[.$A$1])+3+72)/12)*440)-32768" office:value-type="float" office:value="4821" calcext:value-type="float">
            <text:p>4821</text:p>
          </table:table-cell>
          <table:table-cell table:formula="of:=IF(MOD([.$A44];10)=9;&quot;,&quot;;&quot;&quot;)">
            <text:p/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MOD([.$A45];[.$A$1])" office:value-type="float" office:value="1" calcext:value-type="float">
            <text:p>1</text:p>
          </table:table-cell>
          <table:table-cell table:formula="of:=TRUNC([.$A45]/[.$A$1])" office:value-type="float" office:value="2" calcext:value-type="float">
            <text:p>2</text:p>
          </table:table-cell>
          <table:table-cell table:formula="of:=ROUND(POWER(2;([.$C45]+([.$B45]/[.$A$1])+3+72)/12)*440)-32768" office:value-type="float" office:value="4925" calcext:value-type="float">
            <text:p>4925</text:p>
          </table:table-cell>
          <table:table-cell table:formula="of:=IF(MOD([.$A45];10)=9;&quot;,&quot;;&quot;&quot;)">
            <text:p/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MOD([.$A46];[.$A$1])" office:value-type="float" office:value="2" calcext:value-type="float">
            <text:p>2</text:p>
          </table:table-cell>
          <table:table-cell table:formula="of:=TRUNC([.$A46]/[.$A$1])" office:value-type="float" office:value="2" calcext:value-type="float">
            <text:p>2</text:p>
          </table:table-cell>
          <table:table-cell table:formula="of:=ROUND(POWER(2;([.$C46]+([.$B46]/[.$A$1])+3+72)/12)*440)-32768" office:value-type="float" office:value="5028" calcext:value-type="float">
            <text:p>5028</text:p>
          </table:table-cell>
          <table:table-cell table:formula="of:=IF(MOD([.$A46];10)=9;&quot;,&quot;;&quot;&quot;)">
            <text:p/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MOD([.$A47];[.$A$1])" office:value-type="float" office:value="3" calcext:value-type="float">
            <text:p>3</text:p>
          </table:table-cell>
          <table:table-cell table:formula="of:=TRUNC([.$A47]/[.$A$1])" office:value-type="float" office:value="2" calcext:value-type="float">
            <text:p>2</text:p>
          </table:table-cell>
          <table:table-cell table:formula="of:=ROUND(POWER(2;([.$C47]+([.$B47]/[.$A$1])+3+72)/12)*440)-32768" office:value-type="float" office:value="5133" calcext:value-type="float">
            <text:p>5133</text:p>
          </table:table-cell>
          <table:table-cell table:formula="of:=IF(MOD([.$A47];10)=9;&quot;,&quot;;&quot;&quot;)">
            <text:p/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MOD([.$A48];[.$A$1])" office:value-type="float" office:value="4" calcext:value-type="float">
            <text:p>4</text:p>
          </table:table-cell>
          <table:table-cell table:formula="of:=TRUNC([.$A48]/[.$A$1])" office:value-type="float" office:value="2" calcext:value-type="float">
            <text:p>2</text:p>
          </table:table-cell>
          <table:table-cell table:formula="of:=ROUND(POWER(2;([.$C48]+([.$B48]/[.$A$1])+3+72)/12)*440)-32768" office:value-type="float" office:value="5237" calcext:value-type="float">
            <text:p>5237</text:p>
          </table:table-cell>
          <table:table-cell table:formula="of:=IF(MOD([.$A48];10)=9;&quot;,&quot;;&quot;&quot;)">
            <text:p/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MOD([.$A49];[.$A$1])" office:value-type="float" office:value="5" calcext:value-type="float">
            <text:p>5</text:p>
          </table:table-cell>
          <table:table-cell table:formula="of:=TRUNC([.$A49]/[.$A$1])" office:value-type="float" office:value="2" calcext:value-type="float">
            <text:p>2</text:p>
          </table:table-cell>
          <table:table-cell table:formula="of:=ROUND(POWER(2;([.$C49]+([.$B49]/[.$A$1])+3+72)/12)*440)-32768" office:value-type="float" office:value="5342" calcext:value-type="float">
            <text:p>5342</text:p>
          </table:table-cell>
          <table:table-cell table:formula="of:=IF(MOD([.$A49];10)=9;&quot;,&quot;;&quot;&quot;)">
            <text:p/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MOD([.$A50];[.$A$1])" office:value-type="float" office:value="6" calcext:value-type="float">
            <text:p>6</text:p>
          </table:table-cell>
          <table:table-cell table:formula="of:=TRUNC([.$A50]/[.$A$1])" office:value-type="float" office:value="2" calcext:value-type="float">
            <text:p>2</text:p>
          </table:table-cell>
          <table:table-cell table:formula="of:=ROUND(POWER(2;([.$C50]+([.$B50]/[.$A$1])+3+72)/12)*440)-32768" office:value-type="float" office:value="5447" calcext:value-type="float">
            <text:p>5447</text:p>
          </table:table-cell>
          <table:table-cell table:formula="of:=IF(MOD([.$A50];10)=9;&quot;,&quot;;&quot;&quot;)">
            <text:p/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MOD([.$A51];[.$A$1])" office:value-type="float" office:value="7" calcext:value-type="float">
            <text:p>7</text:p>
          </table:table-cell>
          <table:table-cell table:formula="of:=TRUNC([.$A51]/[.$A$1])" office:value-type="float" office:value="2" calcext:value-type="float">
            <text:p>2</text:p>
          </table:table-cell>
          <table:table-cell table:formula="of:=ROUND(POWER(2;([.$C51]+([.$B51]/[.$A$1])+3+72)/12)*440)-32768" office:value-type="float" office:value="5552" calcext:value-type="float">
            <text:p>5552</text:p>
          </table:table-cell>
          <table:table-cell table:formula="of:=IF(MOD([.$A5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MOD([.$A52];[.$A$1])" office:value-type="float" office:value="8" calcext:value-type="float">
            <text:p>8</text:p>
          </table:table-cell>
          <table:table-cell table:formula="of:=TRUNC([.$A52]/[.$A$1])" office:value-type="float" office:value="2" calcext:value-type="float">
            <text:p>2</text:p>
          </table:table-cell>
          <table:table-cell table:formula="of:=ROUND(POWER(2;([.$C52]+([.$B52]/[.$A$1])+3+72)/12)*440)-32768" office:value-type="float" office:value="5657" calcext:value-type="float">
            <text:p>5657</text:p>
          </table:table-cell>
          <table:table-cell table:formula="of:=IF(MOD([.$A52];10)=9;&quot;,&quot;;&quot;&quot;)">
            <text:p/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MOD([.$A53];[.$A$1])" office:value-type="float" office:value="9" calcext:value-type="float">
            <text:p>9</text:p>
          </table:table-cell>
          <table:table-cell table:formula="of:=TRUNC([.$A53]/[.$A$1])" office:value-type="float" office:value="2" calcext:value-type="float">
            <text:p>2</text:p>
          </table:table-cell>
          <table:table-cell table:formula="of:=ROUND(POWER(2;([.$C53]+([.$B53]/[.$A$1])+3+72)/12)*440)-32768" office:value-type="float" office:value="5763" calcext:value-type="float">
            <text:p>5763</text:p>
          </table:table-cell>
          <table:table-cell table:formula="of:=IF(MOD([.$A53];10)=9;&quot;,&quot;;&quot;&quot;)">
            <text:p/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MOD([.$A54];[.$A$1])" office:value-type="float" office:value="10" calcext:value-type="float">
            <text:p>10</text:p>
          </table:table-cell>
          <table:table-cell table:formula="of:=TRUNC([.$A54]/[.$A$1])" office:value-type="float" office:value="2" calcext:value-type="float">
            <text:p>2</text:p>
          </table:table-cell>
          <table:table-cell table:formula="of:=ROUND(POWER(2;([.$C54]+([.$B54]/[.$A$1])+3+72)/12)*440)-32768" office:value-type="float" office:value="5869" calcext:value-type="float">
            <text:p>5869</text:p>
          </table:table-cell>
          <table:table-cell table:formula="of:=IF(MOD([.$A54];10)=9;&quot;,&quot;;&quot;&quot;)">
            <text:p/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MOD([.$A55];[.$A$1])" office:value-type="float" office:value="11" calcext:value-type="float">
            <text:p>11</text:p>
          </table:table-cell>
          <table:table-cell table:formula="of:=TRUNC([.$A55]/[.$A$1])" office:value-type="float" office:value="2" calcext:value-type="float">
            <text:p>2</text:p>
          </table:table-cell>
          <table:table-cell table:formula="of:=ROUND(POWER(2;([.$C55]+([.$B55]/[.$A$1])+3+72)/12)*440)-32768" office:value-type="float" office:value="5976" calcext:value-type="float">
            <text:p>5976</text:p>
          </table:table-cell>
          <table:table-cell table:formula="of:=IF(MOD([.$A55];10)=9;&quot;,&quot;;&quot;&quot;)">
            <text:p/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MOD([.$A56];[.$A$1])" office:value-type="float" office:value="12" calcext:value-type="float">
            <text:p>12</text:p>
          </table:table-cell>
          <table:table-cell table:formula="of:=TRUNC([.$A56]/[.$A$1])" office:value-type="float" office:value="2" calcext:value-type="float">
            <text:p>2</text:p>
          </table:table-cell>
          <table:table-cell table:formula="of:=ROUND(POWER(2;([.$C56]+([.$B56]/[.$A$1])+3+72)/12)*440)-32768" office:value-type="float" office:value="6082" calcext:value-type="float">
            <text:p>6082</text:p>
          </table:table-cell>
          <table:table-cell table:formula="of:=IF(MOD([.$A56];10)=9;&quot;,&quot;;&quot;&quot;)">
            <text:p/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MOD([.$A57];[.$A$1])" office:value-type="float" office:value="13" calcext:value-type="float">
            <text:p>13</text:p>
          </table:table-cell>
          <table:table-cell table:formula="of:=TRUNC([.$A57]/[.$A$1])" office:value-type="float" office:value="2" calcext:value-type="float">
            <text:p>2</text:p>
          </table:table-cell>
          <table:table-cell table:formula="of:=ROUND(POWER(2;([.$C57]+([.$B57]/[.$A$1])+3+72)/12)*440)-32768" office:value-type="float" office:value="6190" calcext:value-type="float">
            <text:p>6190</text:p>
          </table:table-cell>
          <table:table-cell table:formula="of:=IF(MOD([.$A57];10)=9;&quot;,&quot;;&quot;&quot;)">
            <text:p/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MOD([.$A58];[.$A$1])" office:value-type="float" office:value="14" calcext:value-type="float">
            <text:p>14</text:p>
          </table:table-cell>
          <table:table-cell table:formula="of:=TRUNC([.$A58]/[.$A$1])" office:value-type="float" office:value="2" calcext:value-type="float">
            <text:p>2</text:p>
          </table:table-cell>
          <table:table-cell table:formula="of:=ROUND(POWER(2;([.$C58]+([.$B58]/[.$A$1])+3+72)/12)*440)-32768" office:value-type="float" office:value="6297" calcext:value-type="float">
            <text:p>6297</text:p>
          </table:table-cell>
          <table:table-cell table:formula="of:=IF(MOD([.$A58];10)=9;&quot;,&quot;;&quot;&quot;)">
            <text:p/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MOD([.$A59];[.$A$1])" office:value-type="float" office:value="15" calcext:value-type="float">
            <text:p>15</text:p>
          </table:table-cell>
          <table:table-cell table:formula="of:=TRUNC([.$A59]/[.$A$1])" office:value-type="float" office:value="2" calcext:value-type="float">
            <text:p>2</text:p>
          </table:table-cell>
          <table:table-cell table:formula="of:=ROUND(POWER(2;([.$C59]+([.$B59]/[.$A$1])+3+72)/12)*440)-32768" office:value-type="float" office:value="6404" calcext:value-type="float">
            <text:p>6404</text:p>
          </table:table-cell>
          <table:table-cell table:formula="of:=IF(MOD([.$A59];10)=9;&quot;,&quot;;&quot;&quot;)">
            <text:p/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MOD([.$A60];[.$A$1])" office:value-type="float" office:value="16" calcext:value-type="float">
            <text:p>16</text:p>
          </table:table-cell>
          <table:table-cell table:formula="of:=TRUNC([.$A60]/[.$A$1])" office:value-type="float" office:value="2" calcext:value-type="float">
            <text:p>2</text:p>
          </table:table-cell>
          <table:table-cell table:formula="of:=ROUND(POWER(2;([.$C60]+([.$B60]/[.$A$1])+3+72)/12)*440)-32768" office:value-type="float" office:value="6512" calcext:value-type="float">
            <text:p>6512</text:p>
          </table:table-cell>
          <table:table-cell table:formula="of:=IF(MOD([.$A60];10)=9;&quot;,&quot;;&quot;&quot;)">
            <text:p/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MOD([.$A61];[.$A$1])" office:value-type="float" office:value="17" calcext:value-type="float">
            <text:p>17</text:p>
          </table:table-cell>
          <table:table-cell table:formula="of:=TRUNC([.$A61]/[.$A$1])" office:value-type="float" office:value="2" calcext:value-type="float">
            <text:p>2</text:p>
          </table:table-cell>
          <table:table-cell table:formula="of:=ROUND(POWER(2;([.$C61]+([.$B61]/[.$A$1])+3+72)/12)*440)-32768" office:value-type="float" office:value="6620" calcext:value-type="float">
            <text:p>6620</text:p>
          </table:table-cell>
          <table:table-cell table:formula="of:=IF(MOD([.$A6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MOD([.$A62];[.$A$1])" office:value-type="float" office:value="18" calcext:value-type="float">
            <text:p>18</text:p>
          </table:table-cell>
          <table:table-cell table:formula="of:=TRUNC([.$A62]/[.$A$1])" office:value-type="float" office:value="2" calcext:value-type="float">
            <text:p>2</text:p>
          </table:table-cell>
          <table:table-cell table:formula="of:=ROUND(POWER(2;([.$C62]+([.$B62]/[.$A$1])+3+72)/12)*440)-32768" office:value-type="float" office:value="6729" calcext:value-type="float">
            <text:p>6729</text:p>
          </table:table-cell>
          <table:table-cell table:formula="of:=IF(MOD([.$A62];10)=9;&quot;,&quot;;&quot;&quot;)">
            <text:p/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MOD([.$A63];[.$A$1])" office:value-type="float" office:value="19" calcext:value-type="float">
            <text:p>19</text:p>
          </table:table-cell>
          <table:table-cell table:formula="of:=TRUNC([.$A63]/[.$A$1])" office:value-type="float" office:value="2" calcext:value-type="float">
            <text:p>2</text:p>
          </table:table-cell>
          <table:table-cell table:formula="of:=ROUND(POWER(2;([.$C63]+([.$B63]/[.$A$1])+3+72)/12)*440)-32768" office:value-type="float" office:value="6838" calcext:value-type="float">
            <text:p>6838</text:p>
          </table:table-cell>
          <table:table-cell table:formula="of:=IF(MOD([.$A63];10)=9;&quot;,&quot;;&quot;&quot;)">
            <text:p/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MOD([.$A64];[.$A$1])" office:value-type="float" office:value="20" calcext:value-type="float">
            <text:p>20</text:p>
          </table:table-cell>
          <table:table-cell table:formula="of:=TRUNC([.$A64]/[.$A$1])" office:value-type="float" office:value="2" calcext:value-type="float">
            <text:p>2</text:p>
          </table:table-cell>
          <table:table-cell table:formula="of:=ROUND(POWER(2;([.$C64]+([.$B64]/[.$A$1])+3+72)/12)*440)-32768" office:value-type="float" office:value="6947" calcext:value-type="float">
            <text:p>6947</text:p>
          </table:table-cell>
          <table:table-cell table:formula="of:=IF(MOD([.$A64];10)=9;&quot;,&quot;;&quot;&quot;)">
            <text:p/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MOD([.$A65];[.$A$1])" office:value-type="float" office:value="0" calcext:value-type="float">
            <text:p>0</text:p>
          </table:table-cell>
          <table:table-cell table:formula="of:=TRUNC([.$A65]/[.$A$1])" office:value-type="float" office:value="3" calcext:value-type="float">
            <text:p>3</text:p>
          </table:table-cell>
          <table:table-cell table:formula="of:=ROUND(POWER(2;([.$C65]+([.$B65]/[.$A$1])+3+72)/12)*440)-32768" office:value-type="float" office:value="7056" calcext:value-type="float">
            <text:p>7056</text:p>
          </table:table-cell>
          <table:table-cell table:formula="of:=IF(MOD([.$A65];10)=9;&quot;,&quot;;&quot;&quot;)">
            <text:p/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MOD([.$A66];[.$A$1])" office:value-type="float" office:value="1" calcext:value-type="float">
            <text:p>1</text:p>
          </table:table-cell>
          <table:table-cell table:formula="of:=TRUNC([.$A66]/[.$A$1])" office:value-type="float" office:value="3" calcext:value-type="float">
            <text:p>3</text:p>
          </table:table-cell>
          <table:table-cell table:formula="of:=ROUND(POWER(2;([.$C66]+([.$B66]/[.$A$1])+3+72)/12)*440)-32768" office:value-type="float" office:value="7166" calcext:value-type="float">
            <text:p>7166</text:p>
          </table:table-cell>
          <table:table-cell table:formula="of:=IF(MOD([.$A66];10)=9;&quot;,&quot;;&quot;&quot;)">
            <text:p/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MOD([.$A67];[.$A$1])" office:value-type="float" office:value="2" calcext:value-type="float">
            <text:p>2</text:p>
          </table:table-cell>
          <table:table-cell table:formula="of:=TRUNC([.$A67]/[.$A$1])" office:value-type="float" office:value="3" calcext:value-type="float">
            <text:p>3</text:p>
          </table:table-cell>
          <table:table-cell table:formula="of:=ROUND(POWER(2;([.$C67]+([.$B67]/[.$A$1])+3+72)/12)*440)-32768" office:value-type="float" office:value="7276" calcext:value-type="float">
            <text:p>7276</text:p>
          </table:table-cell>
          <table:table-cell table:formula="of:=IF(MOD([.$A67];10)=9;&quot;,&quot;;&quot;&quot;)">
            <text:p/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MOD([.$A68];[.$A$1])" office:value-type="float" office:value="3" calcext:value-type="float">
            <text:p>3</text:p>
          </table:table-cell>
          <table:table-cell table:formula="of:=TRUNC([.$A68]/[.$A$1])" office:value-type="float" office:value="3" calcext:value-type="float">
            <text:p>3</text:p>
          </table:table-cell>
          <table:table-cell table:formula="of:=ROUND(POWER(2;([.$C68]+([.$B68]/[.$A$1])+3+72)/12)*440)-32768" office:value-type="float" office:value="7386" calcext:value-type="float">
            <text:p>7386</text:p>
          </table:table-cell>
          <table:table-cell table:formula="of:=IF(MOD([.$A68];10)=9;&quot;,&quot;;&quot;&quot;)">
            <text:p/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MOD([.$A69];[.$A$1])" office:value-type="float" office:value="4" calcext:value-type="float">
            <text:p>4</text:p>
          </table:table-cell>
          <table:table-cell table:formula="of:=TRUNC([.$A69]/[.$A$1])" office:value-type="float" office:value="3" calcext:value-type="float">
            <text:p>3</text:p>
          </table:table-cell>
          <table:table-cell table:formula="of:=ROUND(POWER(2;([.$C69]+([.$B69]/[.$A$1])+3+72)/12)*440)-32768" office:value-type="float" office:value="7497" calcext:value-type="float">
            <text:p>7497</text:p>
          </table:table-cell>
          <table:table-cell table:formula="of:=IF(MOD([.$A69];10)=9;&quot;,&quot;;&quot;&quot;)">
            <text:p/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MOD([.$A70];[.$A$1])" office:value-type="float" office:value="5" calcext:value-type="float">
            <text:p>5</text:p>
          </table:table-cell>
          <table:table-cell table:formula="of:=TRUNC([.$A70]/[.$A$1])" office:value-type="float" office:value="3" calcext:value-type="float">
            <text:p>3</text:p>
          </table:table-cell>
          <table:table-cell table:formula="of:=ROUND(POWER(2;([.$C70]+([.$B70]/[.$A$1])+3+72)/12)*440)-32768" office:value-type="float" office:value="7608" calcext:value-type="float">
            <text:p>7608</text:p>
          </table:table-cell>
          <table:table-cell table:formula="of:=IF(MOD([.$A70];10)=9;&quot;,&quot;;&quot;&quot;)">
            <text:p/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MOD([.$A71];[.$A$1])" office:value-type="float" office:value="6" calcext:value-type="float">
            <text:p>6</text:p>
          </table:table-cell>
          <table:table-cell table:formula="of:=TRUNC([.$A71]/[.$A$1])" office:value-type="float" office:value="3" calcext:value-type="float">
            <text:p>3</text:p>
          </table:table-cell>
          <table:table-cell table:formula="of:=ROUND(POWER(2;([.$C71]+([.$B71]/[.$A$1])+3+72)/12)*440)-32768" office:value-type="float" office:value="7719" calcext:value-type="float">
            <text:p>7719</text:p>
          </table:table-cell>
          <table:table-cell table:formula="of:=IF(MOD([.$A7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MOD([.$A72];[.$A$1])" office:value-type="float" office:value="7" calcext:value-type="float">
            <text:p>7</text:p>
          </table:table-cell>
          <table:table-cell table:formula="of:=TRUNC([.$A72]/[.$A$1])" office:value-type="float" office:value="3" calcext:value-type="float">
            <text:p>3</text:p>
          </table:table-cell>
          <table:table-cell table:formula="of:=ROUND(POWER(2;([.$C72]+([.$B72]/[.$A$1])+3+72)/12)*440)-32768" office:value-type="float" office:value="7830" calcext:value-type="float">
            <text:p>7830</text:p>
          </table:table-cell>
          <table:table-cell table:formula="of:=IF(MOD([.$A72];10)=9;&quot;,&quot;;&quot;&quot;)">
            <text:p/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MOD([.$A73];[.$A$1])" office:value-type="float" office:value="8" calcext:value-type="float">
            <text:p>8</text:p>
          </table:table-cell>
          <table:table-cell table:formula="of:=TRUNC([.$A73]/[.$A$1])" office:value-type="float" office:value="3" calcext:value-type="float">
            <text:p>3</text:p>
          </table:table-cell>
          <table:table-cell table:formula="of:=ROUND(POWER(2;([.$C73]+([.$B73]/[.$A$1])+3+72)/12)*440)-32768" office:value-type="float" office:value="7942" calcext:value-type="float">
            <text:p>7942</text:p>
          </table:table-cell>
          <table:table-cell table:formula="of:=IF(MOD([.$A73];10)=9;&quot;,&quot;;&quot;&quot;)">
            <text:p/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MOD([.$A74];[.$A$1])" office:value-type="float" office:value="9" calcext:value-type="float">
            <text:p>9</text:p>
          </table:table-cell>
          <table:table-cell table:formula="of:=TRUNC([.$A74]/[.$A$1])" office:value-type="float" office:value="3" calcext:value-type="float">
            <text:p>3</text:p>
          </table:table-cell>
          <table:table-cell table:formula="of:=ROUND(POWER(2;([.$C74]+([.$B74]/[.$A$1])+3+72)/12)*440)-32768" office:value-type="float" office:value="8054" calcext:value-type="float">
            <text:p>8054</text:p>
          </table:table-cell>
          <table:table-cell table:formula="of:=IF(MOD([.$A74];10)=9;&quot;,&quot;;&quot;&quot;)">
            <text:p/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MOD([.$A75];[.$A$1])" office:value-type="float" office:value="10" calcext:value-type="float">
            <text:p>10</text:p>
          </table:table-cell>
          <table:table-cell table:formula="of:=TRUNC([.$A75]/[.$A$1])" office:value-type="float" office:value="3" calcext:value-type="float">
            <text:p>3</text:p>
          </table:table-cell>
          <table:table-cell table:formula="of:=ROUND(POWER(2;([.$C75]+([.$B75]/[.$A$1])+3+72)/12)*440)-32768" office:value-type="float" office:value="8167" calcext:value-type="float">
            <text:p>8167</text:p>
          </table:table-cell>
          <table:table-cell table:formula="of:=IF(MOD([.$A75];10)=9;&quot;,&quot;;&quot;&quot;)">
            <text:p/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MOD([.$A76];[.$A$1])" office:value-type="float" office:value="11" calcext:value-type="float">
            <text:p>11</text:p>
          </table:table-cell>
          <table:table-cell table:formula="of:=TRUNC([.$A76]/[.$A$1])" office:value-type="float" office:value="3" calcext:value-type="float">
            <text:p>3</text:p>
          </table:table-cell>
          <table:table-cell table:formula="of:=ROUND(POWER(2;([.$C76]+([.$B76]/[.$A$1])+3+72)/12)*440)-32768" office:value-type="float" office:value="8280" calcext:value-type="float">
            <text:p>8280</text:p>
          </table:table-cell>
          <table:table-cell table:formula="of:=IF(MOD([.$A76];10)=9;&quot;,&quot;;&quot;&quot;)">
            <text:p/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MOD([.$A77];[.$A$1])" office:value-type="float" office:value="12" calcext:value-type="float">
            <text:p>12</text:p>
          </table:table-cell>
          <table:table-cell table:formula="of:=TRUNC([.$A77]/[.$A$1])" office:value-type="float" office:value="3" calcext:value-type="float">
            <text:p>3</text:p>
          </table:table-cell>
          <table:table-cell table:formula="of:=ROUND(POWER(2;([.$C77]+([.$B77]/[.$A$1])+3+72)/12)*440)-32768" office:value-type="float" office:value="8393" calcext:value-type="float">
            <text:p>8393</text:p>
          </table:table-cell>
          <table:table-cell table:formula="of:=IF(MOD([.$A77];10)=9;&quot;,&quot;;&quot;&quot;)">
            <text:p/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MOD([.$A78];[.$A$1])" office:value-type="float" office:value="13" calcext:value-type="float">
            <text:p>13</text:p>
          </table:table-cell>
          <table:table-cell table:formula="of:=TRUNC([.$A78]/[.$A$1])" office:value-type="float" office:value="3" calcext:value-type="float">
            <text:p>3</text:p>
          </table:table-cell>
          <table:table-cell table:formula="of:=ROUND(POWER(2;([.$C78]+([.$B78]/[.$A$1])+3+72)/12)*440)-32768" office:value-type="float" office:value="8506" calcext:value-type="float">
            <text:p>8506</text:p>
          </table:table-cell>
          <table:table-cell table:formula="of:=IF(MOD([.$A78];10)=9;&quot;,&quot;;&quot;&quot;)">
            <text:p/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MOD([.$A79];[.$A$1])" office:value-type="float" office:value="14" calcext:value-type="float">
            <text:p>14</text:p>
          </table:table-cell>
          <table:table-cell table:formula="of:=TRUNC([.$A79]/[.$A$1])" office:value-type="float" office:value="3" calcext:value-type="float">
            <text:p>3</text:p>
          </table:table-cell>
          <table:table-cell table:formula="of:=ROUND(POWER(2;([.$C79]+([.$B79]/[.$A$1])+3+72)/12)*440)-32768" office:value-type="float" office:value="8620" calcext:value-type="float">
            <text:p>8620</text:p>
          </table:table-cell>
          <table:table-cell table:formula="of:=IF(MOD([.$A79];10)=9;&quot;,&quot;;&quot;&quot;)">
            <text:p/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MOD([.$A80];[.$A$1])" office:value-type="float" office:value="15" calcext:value-type="float">
            <text:p>15</text:p>
          </table:table-cell>
          <table:table-cell table:formula="of:=TRUNC([.$A80]/[.$A$1])" office:value-type="float" office:value="3" calcext:value-type="float">
            <text:p>3</text:p>
          </table:table-cell>
          <table:table-cell table:formula="of:=ROUND(POWER(2;([.$C80]+([.$B80]/[.$A$1])+3+72)/12)*440)-32768" office:value-type="float" office:value="8734" calcext:value-type="float">
            <text:p>8734</text:p>
          </table:table-cell>
          <table:table-cell table:formula="of:=IF(MOD([.$A80];10)=9;&quot;,&quot;;&quot;&quot;)">
            <text:p/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MOD([.$A81];[.$A$1])" office:value-type="float" office:value="16" calcext:value-type="float">
            <text:p>16</text:p>
          </table:table-cell>
          <table:table-cell table:formula="of:=TRUNC([.$A81]/[.$A$1])" office:value-type="float" office:value="3" calcext:value-type="float">
            <text:p>3</text:p>
          </table:table-cell>
          <table:table-cell table:formula="of:=ROUND(POWER(2;([.$C81]+([.$B81]/[.$A$1])+3+72)/12)*440)-32768" office:value-type="float" office:value="8848" calcext:value-type="float">
            <text:p>8848</text:p>
          </table:table-cell>
          <table:table-cell table:formula="of:=IF(MOD([.$A8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MOD([.$A82];[.$A$1])" office:value-type="float" office:value="17" calcext:value-type="float">
            <text:p>17</text:p>
          </table:table-cell>
          <table:table-cell table:formula="of:=TRUNC([.$A82]/[.$A$1])" office:value-type="float" office:value="3" calcext:value-type="float">
            <text:p>3</text:p>
          </table:table-cell>
          <table:table-cell table:formula="of:=ROUND(POWER(2;([.$C82]+([.$B82]/[.$A$1])+3+72)/12)*440)-32768" office:value-type="float" office:value="8963" calcext:value-type="float">
            <text:p>8963</text:p>
          </table:table-cell>
          <table:table-cell table:formula="of:=IF(MOD([.$A82];10)=9;&quot;,&quot;;&quot;&quot;)">
            <text:p/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MOD([.$A83];[.$A$1])" office:value-type="float" office:value="18" calcext:value-type="float">
            <text:p>18</text:p>
          </table:table-cell>
          <table:table-cell table:formula="of:=TRUNC([.$A83]/[.$A$1])" office:value-type="float" office:value="3" calcext:value-type="float">
            <text:p>3</text:p>
          </table:table-cell>
          <table:table-cell table:formula="of:=ROUND(POWER(2;([.$C83]+([.$B83]/[.$A$1])+3+72)/12)*440)-32768" office:value-type="float" office:value="9078" calcext:value-type="float">
            <text:p>9078</text:p>
          </table:table-cell>
          <table:table-cell table:formula="of:=IF(MOD([.$A83];10)=9;&quot;,&quot;;&quot;&quot;)">
            <text:p/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MOD([.$A84];[.$A$1])" office:value-type="float" office:value="19" calcext:value-type="float">
            <text:p>19</text:p>
          </table:table-cell>
          <table:table-cell table:formula="of:=TRUNC([.$A84]/[.$A$1])" office:value-type="float" office:value="3" calcext:value-type="float">
            <text:p>3</text:p>
          </table:table-cell>
          <table:table-cell table:formula="of:=ROUND(POWER(2;([.$C84]+([.$B84]/[.$A$1])+3+72)/12)*440)-32768" office:value-type="float" office:value="9193" calcext:value-type="float">
            <text:p>9193</text:p>
          </table:table-cell>
          <table:table-cell table:formula="of:=IF(MOD([.$A84];10)=9;&quot;,&quot;;&quot;&quot;)">
            <text:p/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MOD([.$A85];[.$A$1])" office:value-type="float" office:value="20" calcext:value-type="float">
            <text:p>20</text:p>
          </table:table-cell>
          <table:table-cell table:formula="of:=TRUNC([.$A85]/[.$A$1])" office:value-type="float" office:value="3" calcext:value-type="float">
            <text:p>3</text:p>
          </table:table-cell>
          <table:table-cell table:formula="of:=ROUND(POWER(2;([.$C85]+([.$B85]/[.$A$1])+3+72)/12)*440)-32768" office:value-type="float" office:value="9308" calcext:value-type="float">
            <text:p>9308</text:p>
          </table:table-cell>
          <table:table-cell table:formula="of:=IF(MOD([.$A85];10)=9;&quot;,&quot;;&quot;&quot;)">
            <text:p/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MOD([.$A86];[.$A$1])" office:value-type="float" office:value="0" calcext:value-type="float">
            <text:p>0</text:p>
          </table:table-cell>
          <table:table-cell table:formula="of:=TRUNC([.$A86]/[.$A$1])" office:value-type="float" office:value="4" calcext:value-type="float">
            <text:p>4</text:p>
          </table:table-cell>
          <table:table-cell table:formula="of:=ROUND(POWER(2;([.$C86]+([.$B86]/[.$A$1])+3+72)/12)*440)-32768" office:value-type="float" office:value="9424" calcext:value-type="float">
            <text:p>9424</text:p>
          </table:table-cell>
          <table:table-cell table:formula="of:=IF(MOD([.$A86];10)=9;&quot;,&quot;;&quot;&quot;)">
            <text:p/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MOD([.$A87];[.$A$1])" office:value-type="float" office:value="1" calcext:value-type="float">
            <text:p>1</text:p>
          </table:table-cell>
          <table:table-cell table:formula="of:=TRUNC([.$A87]/[.$A$1])" office:value-type="float" office:value="4" calcext:value-type="float">
            <text:p>4</text:p>
          </table:table-cell>
          <table:table-cell table:formula="of:=ROUND(POWER(2;([.$C87]+([.$B87]/[.$A$1])+3+72)/12)*440)-32768" office:value-type="float" office:value="9541" calcext:value-type="float">
            <text:p>9541</text:p>
          </table:table-cell>
          <table:table-cell table:formula="of:=IF(MOD([.$A87];10)=9;&quot;,&quot;;&quot;&quot;)">
            <text:p/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MOD([.$A88];[.$A$1])" office:value-type="float" office:value="2" calcext:value-type="float">
            <text:p>2</text:p>
          </table:table-cell>
          <table:table-cell table:formula="of:=TRUNC([.$A88]/[.$A$1])" office:value-type="float" office:value="4" calcext:value-type="float">
            <text:p>4</text:p>
          </table:table-cell>
          <table:table-cell table:formula="of:=ROUND(POWER(2;([.$C88]+([.$B88]/[.$A$1])+3+72)/12)*440)-32768" office:value-type="float" office:value="9657" calcext:value-type="float">
            <text:p>9657</text:p>
          </table:table-cell>
          <table:table-cell table:formula="of:=IF(MOD([.$A88];10)=9;&quot;,&quot;;&quot;&quot;)">
            <text:p/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MOD([.$A89];[.$A$1])" office:value-type="float" office:value="3" calcext:value-type="float">
            <text:p>3</text:p>
          </table:table-cell>
          <table:table-cell table:formula="of:=TRUNC([.$A89]/[.$A$1])" office:value-type="float" office:value="4" calcext:value-type="float">
            <text:p>4</text:p>
          </table:table-cell>
          <table:table-cell table:formula="of:=ROUND(POWER(2;([.$C89]+([.$B89]/[.$A$1])+3+72)/12)*440)-32768" office:value-type="float" office:value="9774" calcext:value-type="float">
            <text:p>9774</text:p>
          </table:table-cell>
          <table:table-cell table:formula="of:=IF(MOD([.$A89];10)=9;&quot;,&quot;;&quot;&quot;)">
            <text:p/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MOD([.$A90];[.$A$1])" office:value-type="float" office:value="4" calcext:value-type="float">
            <text:p>4</text:p>
          </table:table-cell>
          <table:table-cell table:formula="of:=TRUNC([.$A90]/[.$A$1])" office:value-type="float" office:value="4" calcext:value-type="float">
            <text:p>4</text:p>
          </table:table-cell>
          <table:table-cell table:formula="of:=ROUND(POWER(2;([.$C90]+([.$B90]/[.$A$1])+3+72)/12)*440)-32768" office:value-type="float" office:value="9891" calcext:value-type="float">
            <text:p>9891</text:p>
          </table:table-cell>
          <table:table-cell table:formula="of:=IF(MOD([.$A90];10)=9;&quot;,&quot;;&quot;&quot;)">
            <text:p/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MOD([.$A91];[.$A$1])" office:value-type="float" office:value="5" calcext:value-type="float">
            <text:p>5</text:p>
          </table:table-cell>
          <table:table-cell table:formula="of:=TRUNC([.$A91]/[.$A$1])" office:value-type="float" office:value="4" calcext:value-type="float">
            <text:p>4</text:p>
          </table:table-cell>
          <table:table-cell table:formula="of:=ROUND(POWER(2;([.$C91]+([.$B91]/[.$A$1])+3+72)/12)*440)-32768" office:value-type="float" office:value="10009" calcext:value-type="float">
            <text:p>10009</text:p>
          </table:table-cell>
          <table:table-cell table:formula="of:=IF(MOD([.$A9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MOD([.$A92];[.$A$1])" office:value-type="float" office:value="6" calcext:value-type="float">
            <text:p>6</text:p>
          </table:table-cell>
          <table:table-cell table:formula="of:=TRUNC([.$A92]/[.$A$1])" office:value-type="float" office:value="4" calcext:value-type="float">
            <text:p>4</text:p>
          </table:table-cell>
          <table:table-cell table:formula="of:=ROUND(POWER(2;([.$C92]+([.$B92]/[.$A$1])+3+72)/12)*440)-32768" office:value-type="float" office:value="10126" calcext:value-type="float">
            <text:p>10126</text:p>
          </table:table-cell>
          <table:table-cell table:formula="of:=IF(MOD([.$A92];10)=9;&quot;,&quot;;&quot;&quot;)">
            <text:p/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MOD([.$A93];[.$A$1])" office:value-type="float" office:value="7" calcext:value-type="float">
            <text:p>7</text:p>
          </table:table-cell>
          <table:table-cell table:formula="of:=TRUNC([.$A93]/[.$A$1])" office:value-type="float" office:value="4" calcext:value-type="float">
            <text:p>4</text:p>
          </table:table-cell>
          <table:table-cell table:formula="of:=ROUND(POWER(2;([.$C93]+([.$B93]/[.$A$1])+3+72)/12)*440)-32768" office:value-type="float" office:value="10245" calcext:value-type="float">
            <text:p>10245</text:p>
          </table:table-cell>
          <table:table-cell table:formula="of:=IF(MOD([.$A93];10)=9;&quot;,&quot;;&quot;&quot;)">
            <text:p/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MOD([.$A94];[.$A$1])" office:value-type="float" office:value="8" calcext:value-type="float">
            <text:p>8</text:p>
          </table:table-cell>
          <table:table-cell table:formula="of:=TRUNC([.$A94]/[.$A$1])" office:value-type="float" office:value="4" calcext:value-type="float">
            <text:p>4</text:p>
          </table:table-cell>
          <table:table-cell table:formula="of:=ROUND(POWER(2;([.$C94]+([.$B94]/[.$A$1])+3+72)/12)*440)-32768" office:value-type="float" office:value="10363" calcext:value-type="float">
            <text:p>10363</text:p>
          </table:table-cell>
          <table:table-cell table:formula="of:=IF(MOD([.$A94];10)=9;&quot;,&quot;;&quot;&quot;)">
            <text:p/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MOD([.$A95];[.$A$1])" office:value-type="float" office:value="9" calcext:value-type="float">
            <text:p>9</text:p>
          </table:table-cell>
          <table:table-cell table:formula="of:=TRUNC([.$A95]/[.$A$1])" office:value-type="float" office:value="4" calcext:value-type="float">
            <text:p>4</text:p>
          </table:table-cell>
          <table:table-cell table:formula="of:=ROUND(POWER(2;([.$C95]+([.$B95]/[.$A$1])+3+72)/12)*440)-32768" office:value-type="float" office:value="10482" calcext:value-type="float">
            <text:p>10482</text:p>
          </table:table-cell>
          <table:table-cell table:formula="of:=IF(MOD([.$A95];10)=9;&quot;,&quot;;&quot;&quot;)">
            <text:p/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MOD([.$A96];[.$A$1])" office:value-type="float" office:value="10" calcext:value-type="float">
            <text:p>10</text:p>
          </table:table-cell>
          <table:table-cell table:formula="of:=TRUNC([.$A96]/[.$A$1])" office:value-type="float" office:value="4" calcext:value-type="float">
            <text:p>4</text:p>
          </table:table-cell>
          <table:table-cell table:formula="of:=ROUND(POWER(2;([.$C96]+([.$B96]/[.$A$1])+3+72)/12)*440)-32768" office:value-type="float" office:value="10601" calcext:value-type="float">
            <text:p>10601</text:p>
          </table:table-cell>
          <table:table-cell table:formula="of:=IF(MOD([.$A96];10)=9;&quot;,&quot;;&quot;&quot;)">
            <text:p/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MOD([.$A97];[.$A$1])" office:value-type="float" office:value="11" calcext:value-type="float">
            <text:p>11</text:p>
          </table:table-cell>
          <table:table-cell table:formula="of:=TRUNC([.$A97]/[.$A$1])" office:value-type="float" office:value="4" calcext:value-type="float">
            <text:p>4</text:p>
          </table:table-cell>
          <table:table-cell table:formula="of:=ROUND(POWER(2;([.$C97]+([.$B97]/[.$A$1])+3+72)/12)*440)-32768" office:value-type="float" office:value="10720" calcext:value-type="float">
            <text:p>10720</text:p>
          </table:table-cell>
          <table:table-cell table:formula="of:=IF(MOD([.$A97];10)=9;&quot;,&quot;;&quot;&quot;)">
            <text:p/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MOD([.$A98];[.$A$1])" office:value-type="float" office:value="12" calcext:value-type="float">
            <text:p>12</text:p>
          </table:table-cell>
          <table:table-cell table:formula="of:=TRUNC([.$A98]/[.$A$1])" office:value-type="float" office:value="4" calcext:value-type="float">
            <text:p>4</text:p>
          </table:table-cell>
          <table:table-cell table:formula="of:=ROUND(POWER(2;([.$C98]+([.$B98]/[.$A$1])+3+72)/12)*440)-32768" office:value-type="float" office:value="10840" calcext:value-type="float">
            <text:p>10840</text:p>
          </table:table-cell>
          <table:table-cell table:formula="of:=IF(MOD([.$A98];10)=9;&quot;,&quot;;&quot;&quot;)">
            <text:p/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MOD([.$A99];[.$A$1])" office:value-type="float" office:value="13" calcext:value-type="float">
            <text:p>13</text:p>
          </table:table-cell>
          <table:table-cell table:formula="of:=TRUNC([.$A99]/[.$A$1])" office:value-type="float" office:value="4" calcext:value-type="float">
            <text:p>4</text:p>
          </table:table-cell>
          <table:table-cell table:formula="of:=ROUND(POWER(2;([.$C99]+([.$B99]/[.$A$1])+3+72)/12)*440)-32768" office:value-type="float" office:value="10960" calcext:value-type="float">
            <text:p>10960</text:p>
          </table:table-cell>
          <table:table-cell table:formula="of:=IF(MOD([.$A99];10)=9;&quot;,&quot;;&quot;&quot;)">
            <text:p/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MOD([.$A100];[.$A$1])" office:value-type="float" office:value="14" calcext:value-type="float">
            <text:p>14</text:p>
          </table:table-cell>
          <table:table-cell table:formula="of:=TRUNC([.$A100]/[.$A$1])" office:value-type="float" office:value="4" calcext:value-type="float">
            <text:p>4</text:p>
          </table:table-cell>
          <table:table-cell table:formula="of:=ROUND(POWER(2;([.$C100]+([.$B100]/[.$A$1])+3+72)/12)*440)-32768" office:value-type="float" office:value="11081" calcext:value-type="float">
            <text:p>11081</text:p>
          </table:table-cell>
          <table:table-cell table:formula="of:=IF(MOD([.$A100];10)=9;&quot;,&quot;;&quot;&quot;)">
            <text:p/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MOD([.$A101];[.$A$1])" office:value-type="float" office:value="15" calcext:value-type="float">
            <text:p>15</text:p>
          </table:table-cell>
          <table:table-cell table:formula="of:=TRUNC([.$A101]/[.$A$1])" office:value-type="float" office:value="4" calcext:value-type="float">
            <text:p>4</text:p>
          </table:table-cell>
          <table:table-cell table:formula="of:=ROUND(POWER(2;([.$C101]+([.$B101]/[.$A$1])+3+72)/12)*440)-32768" office:value-type="float" office:value="11202" calcext:value-type="float">
            <text:p>11202</text:p>
          </table:table-cell>
          <table:table-cell table:formula="of:=IF(MOD([.$A10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MOD([.$A102];[.$A$1])" office:value-type="float" office:value="16" calcext:value-type="float">
            <text:p>16</text:p>
          </table:table-cell>
          <table:table-cell table:formula="of:=TRUNC([.$A102]/[.$A$1])" office:value-type="float" office:value="4" calcext:value-type="float">
            <text:p>4</text:p>
          </table:table-cell>
          <table:table-cell table:formula="of:=ROUND(POWER(2;([.$C102]+([.$B102]/[.$A$1])+3+72)/12)*440)-32768" office:value-type="float" office:value="11323" calcext:value-type="float">
            <text:p>11323</text:p>
          </table:table-cell>
          <table:table-cell table:formula="of:=IF(MOD([.$A102];10)=9;&quot;,&quot;;&quot;&quot;)">
            <text:p/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MOD([.$A103];[.$A$1])" office:value-type="float" office:value="17" calcext:value-type="float">
            <text:p>17</text:p>
          </table:table-cell>
          <table:table-cell table:formula="of:=TRUNC([.$A103]/[.$A$1])" office:value-type="float" office:value="4" calcext:value-type="float">
            <text:p>4</text:p>
          </table:table-cell>
          <table:table-cell table:formula="of:=ROUND(POWER(2;([.$C103]+([.$B103]/[.$A$1])+3+72)/12)*440)-32768" office:value-type="float" office:value="11444" calcext:value-type="float">
            <text:p>11444</text:p>
          </table:table-cell>
          <table:table-cell table:formula="of:=IF(MOD([.$A103];10)=9;&quot;,&quot;;&quot;&quot;)">
            <text:p/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MOD([.$A104];[.$A$1])" office:value-type="float" office:value="18" calcext:value-type="float">
            <text:p>18</text:p>
          </table:table-cell>
          <table:table-cell table:formula="of:=TRUNC([.$A104]/[.$A$1])" office:value-type="float" office:value="4" calcext:value-type="float">
            <text:p>4</text:p>
          </table:table-cell>
          <table:table-cell table:formula="of:=ROUND(POWER(2;([.$C104]+([.$B104]/[.$A$1])+3+72)/12)*440)-32768" office:value-type="float" office:value="11566" calcext:value-type="float">
            <text:p>11566</text:p>
          </table:table-cell>
          <table:table-cell table:formula="of:=IF(MOD([.$A104];10)=9;&quot;,&quot;;&quot;&quot;)">
            <text:p/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MOD([.$A105];[.$A$1])" office:value-type="float" office:value="19" calcext:value-type="float">
            <text:p>19</text:p>
          </table:table-cell>
          <table:table-cell table:formula="of:=TRUNC([.$A105]/[.$A$1])" office:value-type="float" office:value="4" calcext:value-type="float">
            <text:p>4</text:p>
          </table:table-cell>
          <table:table-cell table:formula="of:=ROUND(POWER(2;([.$C105]+([.$B105]/[.$A$1])+3+72)/12)*440)-32768" office:value-type="float" office:value="11688" calcext:value-type="float">
            <text:p>11688</text:p>
          </table:table-cell>
          <table:table-cell table:formula="of:=IF(MOD([.$A105];10)=9;&quot;,&quot;;&quot;&quot;)">
            <text:p/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MOD([.$A106];[.$A$1])" office:value-type="float" office:value="20" calcext:value-type="float">
            <text:p>20</text:p>
          </table:table-cell>
          <table:table-cell table:formula="of:=TRUNC([.$A106]/[.$A$1])" office:value-type="float" office:value="4" calcext:value-type="float">
            <text:p>4</text:p>
          </table:table-cell>
          <table:table-cell table:formula="of:=ROUND(POWER(2;([.$C106]+([.$B106]/[.$A$1])+3+72)/12)*440)-32768" office:value-type="float" office:value="11810" calcext:value-type="float">
            <text:p>11810</text:p>
          </table:table-cell>
          <table:table-cell table:formula="of:=IF(MOD([.$A106];10)=9;&quot;,&quot;;&quot;&quot;)">
            <text:p/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MOD([.$A107];[.$A$1])" office:value-type="float" office:value="0" calcext:value-type="float">
            <text:p>0</text:p>
          </table:table-cell>
          <table:table-cell table:formula="of:=TRUNC([.$A107]/[.$A$1])" office:value-type="float" office:value="5" calcext:value-type="float">
            <text:p>5</text:p>
          </table:table-cell>
          <table:table-cell table:formula="of:=ROUND(POWER(2;([.$C107]+([.$B107]/[.$A$1])+3+72)/12)*440)-32768" office:value-type="float" office:value="11933" calcext:value-type="float">
            <text:p>11933</text:p>
          </table:table-cell>
          <table:table-cell table:formula="of:=IF(MOD([.$A107];10)=9;&quot;,&quot;;&quot;&quot;)">
            <text:p/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MOD([.$A108];[.$A$1])" office:value-type="float" office:value="1" calcext:value-type="float">
            <text:p>1</text:p>
          </table:table-cell>
          <table:table-cell table:formula="of:=TRUNC([.$A108]/[.$A$1])" office:value-type="float" office:value="5" calcext:value-type="float">
            <text:p>5</text:p>
          </table:table-cell>
          <table:table-cell table:formula="of:=ROUND(POWER(2;([.$C108]+([.$B108]/[.$A$1])+3+72)/12)*440)-32768" office:value-type="float" office:value="12056" calcext:value-type="float">
            <text:p>12056</text:p>
          </table:table-cell>
          <table:table-cell table:formula="of:=IF(MOD([.$A108];10)=9;&quot;,&quot;;&quot;&quot;)">
            <text:p/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MOD([.$A109];[.$A$1])" office:value-type="float" office:value="2" calcext:value-type="float">
            <text:p>2</text:p>
          </table:table-cell>
          <table:table-cell table:formula="of:=TRUNC([.$A109]/[.$A$1])" office:value-type="float" office:value="5" calcext:value-type="float">
            <text:p>5</text:p>
          </table:table-cell>
          <table:table-cell table:formula="of:=ROUND(POWER(2;([.$C109]+([.$B109]/[.$A$1])+3+72)/12)*440)-32768" office:value-type="float" office:value="12180" calcext:value-type="float">
            <text:p>12180</text:p>
          </table:table-cell>
          <table:table-cell table:formula="of:=IF(MOD([.$A109];10)=9;&quot;,&quot;;&quot;&quot;)">
            <text:p/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MOD([.$A110];[.$A$1])" office:value-type="float" office:value="3" calcext:value-type="float">
            <text:p>3</text:p>
          </table:table-cell>
          <table:table-cell table:formula="of:=TRUNC([.$A110]/[.$A$1])" office:value-type="float" office:value="5" calcext:value-type="float">
            <text:p>5</text:p>
          </table:table-cell>
          <table:table-cell table:formula="of:=ROUND(POWER(2;([.$C110]+([.$B110]/[.$A$1])+3+72)/12)*440)-32768" office:value-type="float" office:value="12304" calcext:value-type="float">
            <text:p>12304</text:p>
          </table:table-cell>
          <table:table-cell table:formula="of:=IF(MOD([.$A110];10)=9;&quot;,&quot;;&quot;&quot;)">
            <text:p/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MOD([.$A111];[.$A$1])" office:value-type="float" office:value="4" calcext:value-type="float">
            <text:p>4</text:p>
          </table:table-cell>
          <table:table-cell table:formula="of:=TRUNC([.$A111]/[.$A$1])" office:value-type="float" office:value="5" calcext:value-type="float">
            <text:p>5</text:p>
          </table:table-cell>
          <table:table-cell table:formula="of:=ROUND(POWER(2;([.$C111]+([.$B111]/[.$A$1])+3+72)/12)*440)-32768" office:value-type="float" office:value="12428" calcext:value-type="float">
            <text:p>12428</text:p>
          </table:table-cell>
          <table:table-cell table:formula="of:=IF(MOD([.$A11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MOD([.$A112];[.$A$1])" office:value-type="float" office:value="5" calcext:value-type="float">
            <text:p>5</text:p>
          </table:table-cell>
          <table:table-cell table:formula="of:=TRUNC([.$A112]/[.$A$1])" office:value-type="float" office:value="5" calcext:value-type="float">
            <text:p>5</text:p>
          </table:table-cell>
          <table:table-cell table:formula="of:=ROUND(POWER(2;([.$C112]+([.$B112]/[.$A$1])+3+72)/12)*440)-32768" office:value-type="float" office:value="12552" calcext:value-type="float">
            <text:p>12552</text:p>
          </table:table-cell>
          <table:table-cell table:formula="of:=IF(MOD([.$A112];10)=9;&quot;,&quot;;&quot;&quot;)">
            <text:p/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MOD([.$A113];[.$A$1])" office:value-type="float" office:value="6" calcext:value-type="float">
            <text:p>6</text:p>
          </table:table-cell>
          <table:table-cell table:formula="of:=TRUNC([.$A113]/[.$A$1])" office:value-type="float" office:value="5" calcext:value-type="float">
            <text:p>5</text:p>
          </table:table-cell>
          <table:table-cell table:formula="of:=ROUND(POWER(2;([.$C113]+([.$B113]/[.$A$1])+3+72)/12)*440)-32768" office:value-type="float" office:value="12677" calcext:value-type="float">
            <text:p>12677</text:p>
          </table:table-cell>
          <table:table-cell table:formula="of:=IF(MOD([.$A113];10)=9;&quot;,&quot;;&quot;&quot;)">
            <text:p/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MOD([.$A114];[.$A$1])" office:value-type="float" office:value="7" calcext:value-type="float">
            <text:p>7</text:p>
          </table:table-cell>
          <table:table-cell table:formula="of:=TRUNC([.$A114]/[.$A$1])" office:value-type="float" office:value="5" calcext:value-type="float">
            <text:p>5</text:p>
          </table:table-cell>
          <table:table-cell table:formula="of:=ROUND(POWER(2;([.$C114]+([.$B114]/[.$A$1])+3+72)/12)*440)-32768" office:value-type="float" office:value="12802" calcext:value-type="float">
            <text:p>12802</text:p>
          </table:table-cell>
          <table:table-cell table:formula="of:=IF(MOD([.$A114];10)=9;&quot;,&quot;;&quot;&quot;)">
            <text:p/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MOD([.$A115];[.$A$1])" office:value-type="float" office:value="8" calcext:value-type="float">
            <text:p>8</text:p>
          </table:table-cell>
          <table:table-cell table:formula="of:=TRUNC([.$A115]/[.$A$1])" office:value-type="float" office:value="5" calcext:value-type="float">
            <text:p>5</text:p>
          </table:table-cell>
          <table:table-cell table:formula="of:=ROUND(POWER(2;([.$C115]+([.$B115]/[.$A$1])+3+72)/12)*440)-32768" office:value-type="float" office:value="12928" calcext:value-type="float">
            <text:p>12928</text:p>
          </table:table-cell>
          <table:table-cell table:formula="of:=IF(MOD([.$A115];10)=9;&quot;,&quot;;&quot;&quot;)">
            <text:p/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MOD([.$A116];[.$A$1])" office:value-type="float" office:value="9" calcext:value-type="float">
            <text:p>9</text:p>
          </table:table-cell>
          <table:table-cell table:formula="of:=TRUNC([.$A116]/[.$A$1])" office:value-type="float" office:value="5" calcext:value-type="float">
            <text:p>5</text:p>
          </table:table-cell>
          <table:table-cell table:formula="of:=ROUND(POWER(2;([.$C116]+([.$B116]/[.$A$1])+3+72)/12)*440)-32768" office:value-type="float" office:value="13054" calcext:value-type="float">
            <text:p>13054</text:p>
          </table:table-cell>
          <table:table-cell table:formula="of:=IF(MOD([.$A116];10)=9;&quot;,&quot;;&quot;&quot;)">
            <text:p/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MOD([.$A117];[.$A$1])" office:value-type="float" office:value="10" calcext:value-type="float">
            <text:p>10</text:p>
          </table:table-cell>
          <table:table-cell table:formula="of:=TRUNC([.$A117]/[.$A$1])" office:value-type="float" office:value="5" calcext:value-type="float">
            <text:p>5</text:p>
          </table:table-cell>
          <table:table-cell table:formula="of:=ROUND(POWER(2;([.$C117]+([.$B117]/[.$A$1])+3+72)/12)*440)-32768" office:value-type="float" office:value="13180" calcext:value-type="float">
            <text:p>13180</text:p>
          </table:table-cell>
          <table:table-cell table:formula="of:=IF(MOD([.$A117];10)=9;&quot;,&quot;;&quot;&quot;)">
            <text:p/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MOD([.$A118];[.$A$1])" office:value-type="float" office:value="11" calcext:value-type="float">
            <text:p>11</text:p>
          </table:table-cell>
          <table:table-cell table:formula="of:=TRUNC([.$A118]/[.$A$1])" office:value-type="float" office:value="5" calcext:value-type="float">
            <text:p>5</text:p>
          </table:table-cell>
          <table:table-cell table:formula="of:=ROUND(POWER(2;([.$C118]+([.$B118]/[.$A$1])+3+72)/12)*440)-32768" office:value-type="float" office:value="13306" calcext:value-type="float">
            <text:p>13306</text:p>
          </table:table-cell>
          <table:table-cell table:formula="of:=IF(MOD([.$A118];10)=9;&quot;,&quot;;&quot;&quot;)">
            <text:p/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MOD([.$A119];[.$A$1])" office:value-type="float" office:value="12" calcext:value-type="float">
            <text:p>12</text:p>
          </table:table-cell>
          <table:table-cell table:formula="of:=TRUNC([.$A119]/[.$A$1])" office:value-type="float" office:value="5" calcext:value-type="float">
            <text:p>5</text:p>
          </table:table-cell>
          <table:table-cell table:formula="of:=ROUND(POWER(2;([.$C119]+([.$B119]/[.$A$1])+3+72)/12)*440)-32768" office:value-type="float" office:value="13433" calcext:value-type="float">
            <text:p>13433</text:p>
          </table:table-cell>
          <table:table-cell table:formula="of:=IF(MOD([.$A119];10)=9;&quot;,&quot;;&quot;&quot;)">
            <text:p/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MOD([.$A120];[.$A$1])" office:value-type="float" office:value="13" calcext:value-type="float">
            <text:p>13</text:p>
          </table:table-cell>
          <table:table-cell table:formula="of:=TRUNC([.$A120]/[.$A$1])" office:value-type="float" office:value="5" calcext:value-type="float">
            <text:p>5</text:p>
          </table:table-cell>
          <table:table-cell table:formula="of:=ROUND(POWER(2;([.$C120]+([.$B120]/[.$A$1])+3+72)/12)*440)-32768" office:value-type="float" office:value="13561" calcext:value-type="float">
            <text:p>13561</text:p>
          </table:table-cell>
          <table:table-cell table:formula="of:=IF(MOD([.$A120];10)=9;&quot;,&quot;;&quot;&quot;)">
            <text:p/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MOD([.$A121];[.$A$1])" office:value-type="float" office:value="14" calcext:value-type="float">
            <text:p>14</text:p>
          </table:table-cell>
          <table:table-cell table:formula="of:=TRUNC([.$A121]/[.$A$1])" office:value-type="float" office:value="5" calcext:value-type="float">
            <text:p>5</text:p>
          </table:table-cell>
          <table:table-cell table:formula="of:=ROUND(POWER(2;([.$C121]+([.$B121]/[.$A$1])+3+72)/12)*440)-32768" office:value-type="float" office:value="13688" calcext:value-type="float">
            <text:p>13688</text:p>
          </table:table-cell>
          <table:table-cell table:formula="of:=IF(MOD([.$A12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MOD([.$A122];[.$A$1])" office:value-type="float" office:value="15" calcext:value-type="float">
            <text:p>15</text:p>
          </table:table-cell>
          <table:table-cell table:formula="of:=TRUNC([.$A122]/[.$A$1])" office:value-type="float" office:value="5" calcext:value-type="float">
            <text:p>5</text:p>
          </table:table-cell>
          <table:table-cell table:formula="of:=ROUND(POWER(2;([.$C122]+([.$B122]/[.$A$1])+3+72)/12)*440)-32768" office:value-type="float" office:value="13816" calcext:value-type="float">
            <text:p>13816</text:p>
          </table:table-cell>
          <table:table-cell table:formula="of:=IF(MOD([.$A122];10)=9;&quot;,&quot;;&quot;&quot;)">
            <text:p/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MOD([.$A123];[.$A$1])" office:value-type="float" office:value="16" calcext:value-type="float">
            <text:p>16</text:p>
          </table:table-cell>
          <table:table-cell table:formula="of:=TRUNC([.$A123]/[.$A$1])" office:value-type="float" office:value="5" calcext:value-type="float">
            <text:p>5</text:p>
          </table:table-cell>
          <table:table-cell table:formula="of:=ROUND(POWER(2;([.$C123]+([.$B123]/[.$A$1])+3+72)/12)*440)-32768" office:value-type="float" office:value="13944" calcext:value-type="float">
            <text:p>13944</text:p>
          </table:table-cell>
          <table:table-cell table:formula="of:=IF(MOD([.$A123];10)=9;&quot;,&quot;;&quot;&quot;)">
            <text:p/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MOD([.$A124];[.$A$1])" office:value-type="float" office:value="17" calcext:value-type="float">
            <text:p>17</text:p>
          </table:table-cell>
          <table:table-cell table:formula="of:=TRUNC([.$A124]/[.$A$1])" office:value-type="float" office:value="5" calcext:value-type="float">
            <text:p>5</text:p>
          </table:table-cell>
          <table:table-cell table:formula="of:=ROUND(POWER(2;([.$C124]+([.$B124]/[.$A$1])+3+72)/12)*440)-32768" office:value-type="float" office:value="14073" calcext:value-type="float">
            <text:p>14073</text:p>
          </table:table-cell>
          <table:table-cell table:formula="of:=IF(MOD([.$A124];10)=9;&quot;,&quot;;&quot;&quot;)">
            <text:p/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MOD([.$A125];[.$A$1])" office:value-type="float" office:value="18" calcext:value-type="float">
            <text:p>18</text:p>
          </table:table-cell>
          <table:table-cell table:formula="of:=TRUNC([.$A125]/[.$A$1])" office:value-type="float" office:value="5" calcext:value-type="float">
            <text:p>5</text:p>
          </table:table-cell>
          <table:table-cell table:formula="of:=ROUND(POWER(2;([.$C125]+([.$B125]/[.$A$1])+3+72)/12)*440)-32768" office:value-type="float" office:value="14202" calcext:value-type="float">
            <text:p>14202</text:p>
          </table:table-cell>
          <table:table-cell table:formula="of:=IF(MOD([.$A125];10)=9;&quot;,&quot;;&quot;&quot;)">
            <text:p/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MOD([.$A126];[.$A$1])" office:value-type="float" office:value="19" calcext:value-type="float">
            <text:p>19</text:p>
          </table:table-cell>
          <table:table-cell table:formula="of:=TRUNC([.$A126]/[.$A$1])" office:value-type="float" office:value="5" calcext:value-type="float">
            <text:p>5</text:p>
          </table:table-cell>
          <table:table-cell table:formula="of:=ROUND(POWER(2;([.$C126]+([.$B126]/[.$A$1])+3+72)/12)*440)-32768" office:value-type="float" office:value="14331" calcext:value-type="float">
            <text:p>14331</text:p>
          </table:table-cell>
          <table:table-cell table:formula="of:=IF(MOD([.$A126];10)=9;&quot;,&quot;;&quot;&quot;)">
            <text:p/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MOD([.$A127];[.$A$1])" office:value-type="float" office:value="20" calcext:value-type="float">
            <text:p>20</text:p>
          </table:table-cell>
          <table:table-cell table:formula="of:=TRUNC([.$A127]/[.$A$1])" office:value-type="float" office:value="5" calcext:value-type="float">
            <text:p>5</text:p>
          </table:table-cell>
          <table:table-cell table:formula="of:=ROUND(POWER(2;([.$C127]+([.$B127]/[.$A$1])+3+72)/12)*440)-32768" office:value-type="float" office:value="14461" calcext:value-type="float">
            <text:p>14461</text:p>
          </table:table-cell>
          <table:table-cell table:formula="of:=IF(MOD([.$A127];10)=9;&quot;,&quot;;&quot;&quot;)">
            <text:p/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MOD([.$A128];[.$A$1])" office:value-type="float" office:value="0" calcext:value-type="float">
            <text:p>0</text:p>
          </table:table-cell>
          <table:table-cell table:formula="of:=TRUNC([.$A128]/[.$A$1])" office:value-type="float" office:value="6" calcext:value-type="float">
            <text:p>6</text:p>
          </table:table-cell>
          <table:table-cell table:formula="of:=ROUND(POWER(2;([.$C128]+([.$B128]/[.$A$1])+3+72)/12)*440)-32768" office:value-type="float" office:value="14591" calcext:value-type="float">
            <text:p>14591</text:p>
          </table:table-cell>
          <table:table-cell table:formula="of:=IF(MOD([.$A128];10)=9;&quot;,&quot;;&quot;&quot;)">
            <text:p/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MOD([.$A129];[.$A$1])" office:value-type="float" office:value="1" calcext:value-type="float">
            <text:p>1</text:p>
          </table:table-cell>
          <table:table-cell table:formula="of:=TRUNC([.$A129]/[.$A$1])" office:value-type="float" office:value="6" calcext:value-type="float">
            <text:p>6</text:p>
          </table:table-cell>
          <table:table-cell table:formula="of:=ROUND(POWER(2;([.$C129]+([.$B129]/[.$A$1])+3+72)/12)*440)-32768" office:value-type="float" office:value="14722" calcext:value-type="float">
            <text:p>14722</text:p>
          </table:table-cell>
          <table:table-cell table:formula="of:=IF(MOD([.$A129];10)=9;&quot;,&quot;;&quot;&quot;)">
            <text:p/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MOD([.$A130];[.$A$1])" office:value-type="float" office:value="2" calcext:value-type="float">
            <text:p>2</text:p>
          </table:table-cell>
          <table:table-cell table:formula="of:=TRUNC([.$A130]/[.$A$1])" office:value-type="float" office:value="6" calcext:value-type="float">
            <text:p>6</text:p>
          </table:table-cell>
          <table:table-cell table:formula="of:=ROUND(POWER(2;([.$C130]+([.$B130]/[.$A$1])+3+72)/12)*440)-32768" office:value-type="float" office:value="14853" calcext:value-type="float">
            <text:p>14853</text:p>
          </table:table-cell>
          <table:table-cell table:formula="of:=IF(MOD([.$A130];10)=9;&quot;,&quot;;&quot;&quot;)">
            <text:p/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MOD([.$A131];[.$A$1])" office:value-type="float" office:value="3" calcext:value-type="float">
            <text:p>3</text:p>
          </table:table-cell>
          <table:table-cell table:formula="of:=TRUNC([.$A131]/[.$A$1])" office:value-type="float" office:value="6" calcext:value-type="float">
            <text:p>6</text:p>
          </table:table-cell>
          <table:table-cell table:formula="of:=ROUND(POWER(2;([.$C131]+([.$B131]/[.$A$1])+3+72)/12)*440)-32768" office:value-type="float" office:value="14984" calcext:value-type="float">
            <text:p>14984</text:p>
          </table:table-cell>
          <table:table-cell table:formula="of:=IF(MOD([.$A13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MOD([.$A132];[.$A$1])" office:value-type="float" office:value="4" calcext:value-type="float">
            <text:p>4</text:p>
          </table:table-cell>
          <table:table-cell table:formula="of:=TRUNC([.$A132]/[.$A$1])" office:value-type="float" office:value="6" calcext:value-type="float">
            <text:p>6</text:p>
          </table:table-cell>
          <table:table-cell table:formula="of:=ROUND(POWER(2;([.$C132]+([.$B132]/[.$A$1])+3+72)/12)*440)-32768" office:value-type="float" office:value="15115" calcext:value-type="float">
            <text:p>15115</text:p>
          </table:table-cell>
          <table:table-cell table:formula="of:=IF(MOD([.$A132];10)=9;&quot;,&quot;;&quot;&quot;)">
            <text:p/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MOD([.$A133];[.$A$1])" office:value-type="float" office:value="5" calcext:value-type="float">
            <text:p>5</text:p>
          </table:table-cell>
          <table:table-cell table:formula="of:=TRUNC([.$A133]/[.$A$1])" office:value-type="float" office:value="6" calcext:value-type="float">
            <text:p>6</text:p>
          </table:table-cell>
          <table:table-cell table:formula="of:=ROUND(POWER(2;([.$C133]+([.$B133]/[.$A$1])+3+72)/12)*440)-32768" office:value-type="float" office:value="15247" calcext:value-type="float">
            <text:p>15247</text:p>
          </table:table-cell>
          <table:table-cell table:formula="of:=IF(MOD([.$A133];10)=9;&quot;,&quot;;&quot;&quot;)">
            <text:p/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MOD([.$A134];[.$A$1])" office:value-type="float" office:value="6" calcext:value-type="float">
            <text:p>6</text:p>
          </table:table-cell>
          <table:table-cell table:formula="of:=TRUNC([.$A134]/[.$A$1])" office:value-type="float" office:value="6" calcext:value-type="float">
            <text:p>6</text:p>
          </table:table-cell>
          <table:table-cell table:formula="of:=ROUND(POWER(2;([.$C134]+([.$B134]/[.$A$1])+3+72)/12)*440)-32768" office:value-type="float" office:value="15379" calcext:value-type="float">
            <text:p>15379</text:p>
          </table:table-cell>
          <table:table-cell table:formula="of:=IF(MOD([.$A134];10)=9;&quot;,&quot;;&quot;&quot;)">
            <text:p/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MOD([.$A135];[.$A$1])" office:value-type="float" office:value="7" calcext:value-type="float">
            <text:p>7</text:p>
          </table:table-cell>
          <table:table-cell table:formula="of:=TRUNC([.$A135]/[.$A$1])" office:value-type="float" office:value="6" calcext:value-type="float">
            <text:p>6</text:p>
          </table:table-cell>
          <table:table-cell table:formula="of:=ROUND(POWER(2;([.$C135]+([.$B135]/[.$A$1])+3+72)/12)*440)-32768" office:value-type="float" office:value="15512" calcext:value-type="float">
            <text:p>15512</text:p>
          </table:table-cell>
          <table:table-cell table:formula="of:=IF(MOD([.$A135];10)=9;&quot;,&quot;;&quot;&quot;)">
            <text:p/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MOD([.$A136];[.$A$1])" office:value-type="float" office:value="8" calcext:value-type="float">
            <text:p>8</text:p>
          </table:table-cell>
          <table:table-cell table:formula="of:=TRUNC([.$A136]/[.$A$1])" office:value-type="float" office:value="6" calcext:value-type="float">
            <text:p>6</text:p>
          </table:table-cell>
          <table:table-cell table:formula="of:=ROUND(POWER(2;([.$C136]+([.$B136]/[.$A$1])+3+72)/12)*440)-32768" office:value-type="float" office:value="15645" calcext:value-type="float">
            <text:p>15645</text:p>
          </table:table-cell>
          <table:table-cell table:formula="of:=IF(MOD([.$A136];10)=9;&quot;,&quot;;&quot;&quot;)">
            <text:p/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MOD([.$A137];[.$A$1])" office:value-type="float" office:value="9" calcext:value-type="float">
            <text:p>9</text:p>
          </table:table-cell>
          <table:table-cell table:formula="of:=TRUNC([.$A137]/[.$A$1])" office:value-type="float" office:value="6" calcext:value-type="float">
            <text:p>6</text:p>
          </table:table-cell>
          <table:table-cell table:formula="of:=ROUND(POWER(2;([.$C137]+([.$B137]/[.$A$1])+3+72)/12)*440)-32768" office:value-type="float" office:value="15778" calcext:value-type="float">
            <text:p>15778</text:p>
          </table:table-cell>
          <table:table-cell table:formula="of:=IF(MOD([.$A137];10)=9;&quot;,&quot;;&quot;&quot;)">
            <text:p/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MOD([.$A138];[.$A$1])" office:value-type="float" office:value="10" calcext:value-type="float">
            <text:p>10</text:p>
          </table:table-cell>
          <table:table-cell table:formula="of:=TRUNC([.$A138]/[.$A$1])" office:value-type="float" office:value="6" calcext:value-type="float">
            <text:p>6</text:p>
          </table:table-cell>
          <table:table-cell table:formula="of:=ROUND(POWER(2;([.$C138]+([.$B138]/[.$A$1])+3+72)/12)*440)-32768" office:value-type="float" office:value="15912" calcext:value-type="float">
            <text:p>15912</text:p>
          </table:table-cell>
          <table:table-cell table:formula="of:=IF(MOD([.$A138];10)=9;&quot;,&quot;;&quot;&quot;)">
            <text:p/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MOD([.$A139];[.$A$1])" office:value-type="float" office:value="11" calcext:value-type="float">
            <text:p>11</text:p>
          </table:table-cell>
          <table:table-cell table:formula="of:=TRUNC([.$A139]/[.$A$1])" office:value-type="float" office:value="6" calcext:value-type="float">
            <text:p>6</text:p>
          </table:table-cell>
          <table:table-cell table:formula="of:=ROUND(POWER(2;([.$C139]+([.$B139]/[.$A$1])+3+72)/12)*440)-32768" office:value-type="float" office:value="16046" calcext:value-type="float">
            <text:p>16046</text:p>
          </table:table-cell>
          <table:table-cell table:formula="of:=IF(MOD([.$A139];10)=9;&quot;,&quot;;&quot;&quot;)">
            <text:p/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MOD([.$A140];[.$A$1])" office:value-type="float" office:value="12" calcext:value-type="float">
            <text:p>12</text:p>
          </table:table-cell>
          <table:table-cell table:formula="of:=TRUNC([.$A140]/[.$A$1])" office:value-type="float" office:value="6" calcext:value-type="float">
            <text:p>6</text:p>
          </table:table-cell>
          <table:table-cell table:formula="of:=ROUND(POWER(2;([.$C140]+([.$B140]/[.$A$1])+3+72)/12)*440)-32768" office:value-type="float" office:value="16181" calcext:value-type="float">
            <text:p>16181</text:p>
          </table:table-cell>
          <table:table-cell table:formula="of:=IF(MOD([.$A140];10)=9;&quot;,&quot;;&quot;&quot;)">
            <text:p/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MOD([.$A141];[.$A$1])" office:value-type="float" office:value="13" calcext:value-type="float">
            <text:p>13</text:p>
          </table:table-cell>
          <table:table-cell table:formula="of:=TRUNC([.$A141]/[.$A$1])" office:value-type="float" office:value="6" calcext:value-type="float">
            <text:p>6</text:p>
          </table:table-cell>
          <table:table-cell table:formula="of:=ROUND(POWER(2;([.$C141]+([.$B141]/[.$A$1])+3+72)/12)*440)-32768" office:value-type="float" office:value="16315" calcext:value-type="float">
            <text:p>16315</text:p>
          </table:table-cell>
          <table:table-cell table:formula="of:=IF(MOD([.$A14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MOD([.$A142];[.$A$1])" office:value-type="float" office:value="14" calcext:value-type="float">
            <text:p>14</text:p>
          </table:table-cell>
          <table:table-cell table:formula="of:=TRUNC([.$A142]/[.$A$1])" office:value-type="float" office:value="6" calcext:value-type="float">
            <text:p>6</text:p>
          </table:table-cell>
          <table:table-cell table:formula="of:=ROUND(POWER(2;([.$C142]+([.$B142]/[.$A$1])+3+72)/12)*440)-32768" office:value-type="float" office:value="16451" calcext:value-type="float">
            <text:p>16451</text:p>
          </table:table-cell>
          <table:table-cell table:formula="of:=IF(MOD([.$A142];10)=9;&quot;,&quot;;&quot;&quot;)">
            <text:p/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MOD([.$A143];[.$A$1])" office:value-type="float" office:value="15" calcext:value-type="float">
            <text:p>15</text:p>
          </table:table-cell>
          <table:table-cell table:formula="of:=TRUNC([.$A143]/[.$A$1])" office:value-type="float" office:value="6" calcext:value-type="float">
            <text:p>6</text:p>
          </table:table-cell>
          <table:table-cell table:formula="of:=ROUND(POWER(2;([.$C143]+([.$B143]/[.$A$1])+3+72)/12)*440)-32768" office:value-type="float" office:value="16586" calcext:value-type="float">
            <text:p>16586</text:p>
          </table:table-cell>
          <table:table-cell table:formula="of:=IF(MOD([.$A143];10)=9;&quot;,&quot;;&quot;&quot;)">
            <text:p/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MOD([.$A144];[.$A$1])" office:value-type="float" office:value="16" calcext:value-type="float">
            <text:p>16</text:p>
          </table:table-cell>
          <table:table-cell table:formula="of:=TRUNC([.$A144]/[.$A$1])" office:value-type="float" office:value="6" calcext:value-type="float">
            <text:p>6</text:p>
          </table:table-cell>
          <table:table-cell table:formula="of:=ROUND(POWER(2;([.$C144]+([.$B144]/[.$A$1])+3+72)/12)*440)-32768" office:value-type="float" office:value="16722" calcext:value-type="float">
            <text:p>16722</text:p>
          </table:table-cell>
          <table:table-cell table:formula="of:=IF(MOD([.$A144];10)=9;&quot;,&quot;;&quot;&quot;)">
            <text:p/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MOD([.$A145];[.$A$1])" office:value-type="float" office:value="17" calcext:value-type="float">
            <text:p>17</text:p>
          </table:table-cell>
          <table:table-cell table:formula="of:=TRUNC([.$A145]/[.$A$1])" office:value-type="float" office:value="6" calcext:value-type="float">
            <text:p>6</text:p>
          </table:table-cell>
          <table:table-cell table:formula="of:=ROUND(POWER(2;([.$C145]+([.$B145]/[.$A$1])+3+72)/12)*440)-32768" office:value-type="float" office:value="16858" calcext:value-type="float">
            <text:p>16858</text:p>
          </table:table-cell>
          <table:table-cell table:formula="of:=IF(MOD([.$A145];10)=9;&quot;,&quot;;&quot;&quot;)">
            <text:p/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MOD([.$A146];[.$A$1])" office:value-type="float" office:value="18" calcext:value-type="float">
            <text:p>18</text:p>
          </table:table-cell>
          <table:table-cell table:formula="of:=TRUNC([.$A146]/[.$A$1])" office:value-type="float" office:value="6" calcext:value-type="float">
            <text:p>6</text:p>
          </table:table-cell>
          <table:table-cell table:formula="of:=ROUND(POWER(2;([.$C146]+([.$B146]/[.$A$1])+3+72)/12)*440)-32768" office:value-type="float" office:value="16995" calcext:value-type="float">
            <text:p>16995</text:p>
          </table:table-cell>
          <table:table-cell table:formula="of:=IF(MOD([.$A146];10)=9;&quot;,&quot;;&quot;&quot;)">
            <text:p/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MOD([.$A147];[.$A$1])" office:value-type="float" office:value="19" calcext:value-type="float">
            <text:p>19</text:p>
          </table:table-cell>
          <table:table-cell table:formula="of:=TRUNC([.$A147]/[.$A$1])" office:value-type="float" office:value="6" calcext:value-type="float">
            <text:p>6</text:p>
          </table:table-cell>
          <table:table-cell table:formula="of:=ROUND(POWER(2;([.$C147]+([.$B147]/[.$A$1])+3+72)/12)*440)-32768" office:value-type="float" office:value="17132" calcext:value-type="float">
            <text:p>17132</text:p>
          </table:table-cell>
          <table:table-cell table:formula="of:=IF(MOD([.$A147];10)=9;&quot;,&quot;;&quot;&quot;)">
            <text:p/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MOD([.$A148];[.$A$1])" office:value-type="float" office:value="20" calcext:value-type="float">
            <text:p>20</text:p>
          </table:table-cell>
          <table:table-cell table:formula="of:=TRUNC([.$A148]/[.$A$1])" office:value-type="float" office:value="6" calcext:value-type="float">
            <text:p>6</text:p>
          </table:table-cell>
          <table:table-cell table:formula="of:=ROUND(POWER(2;([.$C148]+([.$B148]/[.$A$1])+3+72)/12)*440)-32768" office:value-type="float" office:value="17270" calcext:value-type="float">
            <text:p>17270</text:p>
          </table:table-cell>
          <table:table-cell table:formula="of:=IF(MOD([.$A148];10)=9;&quot;,&quot;;&quot;&quot;)">
            <text:p/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MOD([.$A149];[.$A$1])" office:value-type="float" office:value="0" calcext:value-type="float">
            <text:p>0</text:p>
          </table:table-cell>
          <table:table-cell table:formula="of:=TRUNC([.$A149]/[.$A$1])" office:value-type="float" office:value="7" calcext:value-type="float">
            <text:p>7</text:p>
          </table:table-cell>
          <table:table-cell table:formula="of:=ROUND(POWER(2;([.$C149]+([.$B149]/[.$A$1])+3+72)/12)*440)-32768" office:value-type="float" office:value="17407" calcext:value-type="float">
            <text:p>17407</text:p>
          </table:table-cell>
          <table:table-cell table:formula="of:=IF(MOD([.$A149];10)=9;&quot;,&quot;;&quot;&quot;)">
            <text:p/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MOD([.$A150];[.$A$1])" office:value-type="float" office:value="1" calcext:value-type="float">
            <text:p>1</text:p>
          </table:table-cell>
          <table:table-cell table:formula="of:=TRUNC([.$A150]/[.$A$1])" office:value-type="float" office:value="7" calcext:value-type="float">
            <text:p>7</text:p>
          </table:table-cell>
          <table:table-cell table:formula="of:=ROUND(POWER(2;([.$C150]+([.$B150]/[.$A$1])+3+72)/12)*440)-32768" office:value-type="float" office:value="17546" calcext:value-type="float">
            <text:p>17546</text:p>
          </table:table-cell>
          <table:table-cell table:formula="of:=IF(MOD([.$A150];10)=9;&quot;,&quot;;&quot;&quot;)">
            <text:p/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MOD([.$A151];[.$A$1])" office:value-type="float" office:value="2" calcext:value-type="float">
            <text:p>2</text:p>
          </table:table-cell>
          <table:table-cell table:formula="of:=TRUNC([.$A151]/[.$A$1])" office:value-type="float" office:value="7" calcext:value-type="float">
            <text:p>7</text:p>
          </table:table-cell>
          <table:table-cell table:formula="of:=ROUND(POWER(2;([.$C151]+([.$B151]/[.$A$1])+3+72)/12)*440)-32768" office:value-type="float" office:value="17684" calcext:value-type="float">
            <text:p>17684</text:p>
          </table:table-cell>
          <table:table-cell table:formula="of:=IF(MOD([.$A15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MOD([.$A152];[.$A$1])" office:value-type="float" office:value="3" calcext:value-type="float">
            <text:p>3</text:p>
          </table:table-cell>
          <table:table-cell table:formula="of:=TRUNC([.$A152]/[.$A$1])" office:value-type="float" office:value="7" calcext:value-type="float">
            <text:p>7</text:p>
          </table:table-cell>
          <table:table-cell table:formula="of:=ROUND(POWER(2;([.$C152]+([.$B152]/[.$A$1])+3+72)/12)*440)-32768" office:value-type="float" office:value="17823" calcext:value-type="float">
            <text:p>17823</text:p>
          </table:table-cell>
          <table:table-cell table:formula="of:=IF(MOD([.$A152];10)=9;&quot;,&quot;;&quot;&quot;)">
            <text:p/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MOD([.$A153];[.$A$1])" office:value-type="float" office:value="4" calcext:value-type="float">
            <text:p>4</text:p>
          </table:table-cell>
          <table:table-cell table:formula="of:=TRUNC([.$A153]/[.$A$1])" office:value-type="float" office:value="7" calcext:value-type="float">
            <text:p>7</text:p>
          </table:table-cell>
          <table:table-cell table:formula="of:=ROUND(POWER(2;([.$C153]+([.$B153]/[.$A$1])+3+72)/12)*440)-32768" office:value-type="float" office:value="17963" calcext:value-type="float">
            <text:p>17963</text:p>
          </table:table-cell>
          <table:table-cell table:formula="of:=IF(MOD([.$A153];10)=9;&quot;,&quot;;&quot;&quot;)">
            <text:p/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MOD([.$A154];[.$A$1])" office:value-type="float" office:value="5" calcext:value-type="float">
            <text:p>5</text:p>
          </table:table-cell>
          <table:table-cell table:formula="of:=TRUNC([.$A154]/[.$A$1])" office:value-type="float" office:value="7" calcext:value-type="float">
            <text:p>7</text:p>
          </table:table-cell>
          <table:table-cell table:formula="of:=ROUND(POWER(2;([.$C154]+([.$B154]/[.$A$1])+3+72)/12)*440)-32768" office:value-type="float" office:value="18102" calcext:value-type="float">
            <text:p>18102</text:p>
          </table:table-cell>
          <table:table-cell table:formula="of:=IF(MOD([.$A154];10)=9;&quot;,&quot;;&quot;&quot;)">
            <text:p/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MOD([.$A155];[.$A$1])" office:value-type="float" office:value="6" calcext:value-type="float">
            <text:p>6</text:p>
          </table:table-cell>
          <table:table-cell table:formula="of:=TRUNC([.$A155]/[.$A$1])" office:value-type="float" office:value="7" calcext:value-type="float">
            <text:p>7</text:p>
          </table:table-cell>
          <table:table-cell table:formula="of:=ROUND(POWER(2;([.$C155]+([.$B155]/[.$A$1])+3+72)/12)*440)-32768" office:value-type="float" office:value="18242" calcext:value-type="float">
            <text:p>18242</text:p>
          </table:table-cell>
          <table:table-cell table:formula="of:=IF(MOD([.$A155];10)=9;&quot;,&quot;;&quot;&quot;)">
            <text:p/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MOD([.$A156];[.$A$1])" office:value-type="float" office:value="7" calcext:value-type="float">
            <text:p>7</text:p>
          </table:table-cell>
          <table:table-cell table:formula="of:=TRUNC([.$A156]/[.$A$1])" office:value-type="float" office:value="7" calcext:value-type="float">
            <text:p>7</text:p>
          </table:table-cell>
          <table:table-cell table:formula="of:=ROUND(POWER(2;([.$C156]+([.$B156]/[.$A$1])+3+72)/12)*440)-32768" office:value-type="float" office:value="18383" calcext:value-type="float">
            <text:p>18383</text:p>
          </table:table-cell>
          <table:table-cell table:formula="of:=IF(MOD([.$A156];10)=9;&quot;,&quot;;&quot;&quot;)">
            <text:p/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MOD([.$A157];[.$A$1])" office:value-type="float" office:value="8" calcext:value-type="float">
            <text:p>8</text:p>
          </table:table-cell>
          <table:table-cell table:formula="of:=TRUNC([.$A157]/[.$A$1])" office:value-type="float" office:value="7" calcext:value-type="float">
            <text:p>7</text:p>
          </table:table-cell>
          <table:table-cell table:formula="of:=ROUND(POWER(2;([.$C157]+([.$B157]/[.$A$1])+3+72)/12)*440)-32768" office:value-type="float" office:value="18524" calcext:value-type="float">
            <text:p>18524</text:p>
          </table:table-cell>
          <table:table-cell table:formula="of:=IF(MOD([.$A157];10)=9;&quot;,&quot;;&quot;&quot;)">
            <text:p/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MOD([.$A158];[.$A$1])" office:value-type="float" office:value="9" calcext:value-type="float">
            <text:p>9</text:p>
          </table:table-cell>
          <table:table-cell table:formula="of:=TRUNC([.$A158]/[.$A$1])" office:value-type="float" office:value="7" calcext:value-type="float">
            <text:p>7</text:p>
          </table:table-cell>
          <table:table-cell table:formula="of:=ROUND(POWER(2;([.$C158]+([.$B158]/[.$A$1])+3+72)/12)*440)-32768" office:value-type="float" office:value="18665" calcext:value-type="float">
            <text:p>18665</text:p>
          </table:table-cell>
          <table:table-cell table:formula="of:=IF(MOD([.$A158];10)=9;&quot;,&quot;;&quot;&quot;)">
            <text:p/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MOD([.$A159];[.$A$1])" office:value-type="float" office:value="10" calcext:value-type="float">
            <text:p>10</text:p>
          </table:table-cell>
          <table:table-cell table:formula="of:=TRUNC([.$A159]/[.$A$1])" office:value-type="float" office:value="7" calcext:value-type="float">
            <text:p>7</text:p>
          </table:table-cell>
          <table:table-cell table:formula="of:=ROUND(POWER(2;([.$C159]+([.$B159]/[.$A$1])+3+72)/12)*440)-32768" office:value-type="float" office:value="18807" calcext:value-type="float">
            <text:p>18807</text:p>
          </table:table-cell>
          <table:table-cell table:formula="of:=IF(MOD([.$A159];10)=9;&quot;,&quot;;&quot;&quot;)">
            <text:p/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MOD([.$A160];[.$A$1])" office:value-type="float" office:value="11" calcext:value-type="float">
            <text:p>11</text:p>
          </table:table-cell>
          <table:table-cell table:formula="of:=TRUNC([.$A160]/[.$A$1])" office:value-type="float" office:value="7" calcext:value-type="float">
            <text:p>7</text:p>
          </table:table-cell>
          <table:table-cell table:formula="of:=ROUND(POWER(2;([.$C160]+([.$B160]/[.$A$1])+3+72)/12)*440)-32768" office:value-type="float" office:value="18949" calcext:value-type="float">
            <text:p>18949</text:p>
          </table:table-cell>
          <table:table-cell table:formula="of:=IF(MOD([.$A160];10)=9;&quot;,&quot;;&quot;&quot;)">
            <text:p/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MOD([.$A161];[.$A$1])" office:value-type="float" office:value="12" calcext:value-type="float">
            <text:p>12</text:p>
          </table:table-cell>
          <table:table-cell table:formula="of:=TRUNC([.$A161]/[.$A$1])" office:value-type="float" office:value="7" calcext:value-type="float">
            <text:p>7</text:p>
          </table:table-cell>
          <table:table-cell table:formula="of:=ROUND(POWER(2;([.$C161]+([.$B161]/[.$A$1])+3+72)/12)*440)-32768" office:value-type="float" office:value="19091" calcext:value-type="float">
            <text:p>19091</text:p>
          </table:table-cell>
          <table:table-cell table:formula="of:=IF(MOD([.$A16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MOD([.$A162];[.$A$1])" office:value-type="float" office:value="13" calcext:value-type="float">
            <text:p>13</text:p>
          </table:table-cell>
          <table:table-cell table:formula="of:=TRUNC([.$A162]/[.$A$1])" office:value-type="float" office:value="7" calcext:value-type="float">
            <text:p>7</text:p>
          </table:table-cell>
          <table:table-cell table:formula="of:=ROUND(POWER(2;([.$C162]+([.$B162]/[.$A$1])+3+72)/12)*440)-32768" office:value-type="float" office:value="19234" calcext:value-type="float">
            <text:p>19234</text:p>
          </table:table-cell>
          <table:table-cell table:formula="of:=IF(MOD([.$A162];10)=9;&quot;,&quot;;&quot;&quot;)">
            <text:p/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MOD([.$A163];[.$A$1])" office:value-type="float" office:value="14" calcext:value-type="float">
            <text:p>14</text:p>
          </table:table-cell>
          <table:table-cell table:formula="of:=TRUNC([.$A163]/[.$A$1])" office:value-type="float" office:value="7" calcext:value-type="float">
            <text:p>7</text:p>
          </table:table-cell>
          <table:table-cell table:formula="of:=ROUND(POWER(2;([.$C163]+([.$B163]/[.$A$1])+3+72)/12)*440)-32768" office:value-type="float" office:value="19377" calcext:value-type="float">
            <text:p>19377</text:p>
          </table:table-cell>
          <table:table-cell table:formula="of:=IF(MOD([.$A163];10)=9;&quot;,&quot;;&quot;&quot;)">
            <text:p/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MOD([.$A164];[.$A$1])" office:value-type="float" office:value="15" calcext:value-type="float">
            <text:p>15</text:p>
          </table:table-cell>
          <table:table-cell table:formula="of:=TRUNC([.$A164]/[.$A$1])" office:value-type="float" office:value="7" calcext:value-type="float">
            <text:p>7</text:p>
          </table:table-cell>
          <table:table-cell table:formula="of:=ROUND(POWER(2;([.$C164]+([.$B164]/[.$A$1])+3+72)/12)*440)-32768" office:value-type="float" office:value="19521" calcext:value-type="float">
            <text:p>19521</text:p>
          </table:table-cell>
          <table:table-cell table:formula="of:=IF(MOD([.$A164];10)=9;&quot;,&quot;;&quot;&quot;)">
            <text:p/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MOD([.$A165];[.$A$1])" office:value-type="float" office:value="16" calcext:value-type="float">
            <text:p>16</text:p>
          </table:table-cell>
          <table:table-cell table:formula="of:=TRUNC([.$A165]/[.$A$1])" office:value-type="float" office:value="7" calcext:value-type="float">
            <text:p>7</text:p>
          </table:table-cell>
          <table:table-cell table:formula="of:=ROUND(POWER(2;([.$C165]+([.$B165]/[.$A$1])+3+72)/12)*440)-32768" office:value-type="float" office:value="19665" calcext:value-type="float">
            <text:p>19665</text:p>
          </table:table-cell>
          <table:table-cell table:formula="of:=IF(MOD([.$A165];10)=9;&quot;,&quot;;&quot;&quot;)">
            <text:p/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MOD([.$A166];[.$A$1])" office:value-type="float" office:value="17" calcext:value-type="float">
            <text:p>17</text:p>
          </table:table-cell>
          <table:table-cell table:formula="of:=TRUNC([.$A166]/[.$A$1])" office:value-type="float" office:value="7" calcext:value-type="float">
            <text:p>7</text:p>
          </table:table-cell>
          <table:table-cell table:formula="of:=ROUND(POWER(2;([.$C166]+([.$B166]/[.$A$1])+3+72)/12)*440)-32768" office:value-type="float" office:value="19809" calcext:value-type="float">
            <text:p>19809</text:p>
          </table:table-cell>
          <table:table-cell table:formula="of:=IF(MOD([.$A166];10)=9;&quot;,&quot;;&quot;&quot;)">
            <text:p/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MOD([.$A167];[.$A$1])" office:value-type="float" office:value="18" calcext:value-type="float">
            <text:p>18</text:p>
          </table:table-cell>
          <table:table-cell table:formula="of:=TRUNC([.$A167]/[.$A$1])" office:value-type="float" office:value="7" calcext:value-type="float">
            <text:p>7</text:p>
          </table:table-cell>
          <table:table-cell table:formula="of:=ROUND(POWER(2;([.$C167]+([.$B167]/[.$A$1])+3+72)/12)*440)-32768" office:value-type="float" office:value="19954" calcext:value-type="float">
            <text:p>19954</text:p>
          </table:table-cell>
          <table:table-cell table:formula="of:=IF(MOD([.$A167];10)=9;&quot;,&quot;;&quot;&quot;)">
            <text:p/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MOD([.$A168];[.$A$1])" office:value-type="float" office:value="19" calcext:value-type="float">
            <text:p>19</text:p>
          </table:table-cell>
          <table:table-cell table:formula="of:=TRUNC([.$A168]/[.$A$1])" office:value-type="float" office:value="7" calcext:value-type="float">
            <text:p>7</text:p>
          </table:table-cell>
          <table:table-cell table:formula="of:=ROUND(POWER(2;([.$C168]+([.$B168]/[.$A$1])+3+72)/12)*440)-32768" office:value-type="float" office:value="20099" calcext:value-type="float">
            <text:p>20099</text:p>
          </table:table-cell>
          <table:table-cell table:formula="of:=IF(MOD([.$A168];10)=9;&quot;,&quot;;&quot;&quot;)">
            <text:p/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MOD([.$A169];[.$A$1])" office:value-type="float" office:value="20" calcext:value-type="float">
            <text:p>20</text:p>
          </table:table-cell>
          <table:table-cell table:formula="of:=TRUNC([.$A169]/[.$A$1])" office:value-type="float" office:value="7" calcext:value-type="float">
            <text:p>7</text:p>
          </table:table-cell>
          <table:table-cell table:formula="of:=ROUND(POWER(2;([.$C169]+([.$B169]/[.$A$1])+3+72)/12)*440)-32768" office:value-type="float" office:value="20245" calcext:value-type="float">
            <text:p>20245</text:p>
          </table:table-cell>
          <table:table-cell table:formula="of:=IF(MOD([.$A169];10)=9;&quot;,&quot;;&quot;&quot;)">
            <text:p/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MOD([.$A170];[.$A$1])" office:value-type="float" office:value="0" calcext:value-type="float">
            <text:p>0</text:p>
          </table:table-cell>
          <table:table-cell table:formula="of:=TRUNC([.$A170]/[.$A$1])" office:value-type="float" office:value="8" calcext:value-type="float">
            <text:p>8</text:p>
          </table:table-cell>
          <table:table-cell table:formula="of:=ROUND(POWER(2;([.$C170]+([.$B170]/[.$A$1])+3+72)/12)*440)-32768" office:value-type="float" office:value="20391" calcext:value-type="float">
            <text:p>20391</text:p>
          </table:table-cell>
          <table:table-cell table:formula="of:=IF(MOD([.$A170];10)=9;&quot;,&quot;;&quot;&quot;)">
            <text:p/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MOD([.$A171];[.$A$1])" office:value-type="float" office:value="1" calcext:value-type="float">
            <text:p>1</text:p>
          </table:table-cell>
          <table:table-cell table:formula="of:=TRUNC([.$A171]/[.$A$1])" office:value-type="float" office:value="8" calcext:value-type="float">
            <text:p>8</text:p>
          </table:table-cell>
          <table:table-cell table:formula="of:=ROUND(POWER(2;([.$C171]+([.$B171]/[.$A$1])+3+72)/12)*440)-32768" office:value-type="float" office:value="20537" calcext:value-type="float">
            <text:p>20537</text:p>
          </table:table-cell>
          <table:table-cell table:formula="of:=IF(MOD([.$A17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MOD([.$A172];[.$A$1])" office:value-type="float" office:value="2" calcext:value-type="float">
            <text:p>2</text:p>
          </table:table-cell>
          <table:table-cell table:formula="of:=TRUNC([.$A172]/[.$A$1])" office:value-type="float" office:value="8" calcext:value-type="float">
            <text:p>8</text:p>
          </table:table-cell>
          <table:table-cell table:formula="of:=ROUND(POWER(2;([.$C172]+([.$B172]/[.$A$1])+3+72)/12)*440)-32768" office:value-type="float" office:value="20684" calcext:value-type="float">
            <text:p>20684</text:p>
          </table:table-cell>
          <table:table-cell table:formula="of:=IF(MOD([.$A172];10)=9;&quot;,&quot;;&quot;&quot;)">
            <text:p/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MOD([.$A173];[.$A$1])" office:value-type="float" office:value="3" calcext:value-type="float">
            <text:p>3</text:p>
          </table:table-cell>
          <table:table-cell table:formula="of:=TRUNC([.$A173]/[.$A$1])" office:value-type="float" office:value="8" calcext:value-type="float">
            <text:p>8</text:p>
          </table:table-cell>
          <table:table-cell table:formula="of:=ROUND(POWER(2;([.$C173]+([.$B173]/[.$A$1])+3+72)/12)*440)-32768" office:value-type="float" office:value="20831" calcext:value-type="float">
            <text:p>20831</text:p>
          </table:table-cell>
          <table:table-cell table:formula="of:=IF(MOD([.$A173];10)=9;&quot;,&quot;;&quot;&quot;)">
            <text:p/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MOD([.$A174];[.$A$1])" office:value-type="float" office:value="4" calcext:value-type="float">
            <text:p>4</text:p>
          </table:table-cell>
          <table:table-cell table:formula="of:=TRUNC([.$A174]/[.$A$1])" office:value-type="float" office:value="8" calcext:value-type="float">
            <text:p>8</text:p>
          </table:table-cell>
          <table:table-cell table:formula="of:=ROUND(POWER(2;([.$C174]+([.$B174]/[.$A$1])+3+72)/12)*440)-32768" office:value-type="float" office:value="20979" calcext:value-type="float">
            <text:p>20979</text:p>
          </table:table-cell>
          <table:table-cell table:formula="of:=IF(MOD([.$A174];10)=9;&quot;,&quot;;&quot;&quot;)">
            <text:p/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MOD([.$A175];[.$A$1])" office:value-type="float" office:value="5" calcext:value-type="float">
            <text:p>5</text:p>
          </table:table-cell>
          <table:table-cell table:formula="of:=TRUNC([.$A175]/[.$A$1])" office:value-type="float" office:value="8" calcext:value-type="float">
            <text:p>8</text:p>
          </table:table-cell>
          <table:table-cell table:formula="of:=ROUND(POWER(2;([.$C175]+([.$B175]/[.$A$1])+3+72)/12)*440)-32768" office:value-type="float" office:value="21127" calcext:value-type="float">
            <text:p>21127</text:p>
          </table:table-cell>
          <table:table-cell table:formula="of:=IF(MOD([.$A175];10)=9;&quot;,&quot;;&quot;&quot;)">
            <text:p/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MOD([.$A176];[.$A$1])" office:value-type="float" office:value="6" calcext:value-type="float">
            <text:p>6</text:p>
          </table:table-cell>
          <table:table-cell table:formula="of:=TRUNC([.$A176]/[.$A$1])" office:value-type="float" office:value="8" calcext:value-type="float">
            <text:p>8</text:p>
          </table:table-cell>
          <table:table-cell table:formula="of:=ROUND(POWER(2;([.$C176]+([.$B176]/[.$A$1])+3+72)/12)*440)-32768" office:value-type="float" office:value="21276" calcext:value-type="float">
            <text:p>21276</text:p>
          </table:table-cell>
          <table:table-cell table:formula="of:=IF(MOD([.$A176];10)=9;&quot;,&quot;;&quot;&quot;)">
            <text:p/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MOD([.$A177];[.$A$1])" office:value-type="float" office:value="7" calcext:value-type="float">
            <text:p>7</text:p>
          </table:table-cell>
          <table:table-cell table:formula="of:=TRUNC([.$A177]/[.$A$1])" office:value-type="float" office:value="8" calcext:value-type="float">
            <text:p>8</text:p>
          </table:table-cell>
          <table:table-cell table:formula="of:=ROUND(POWER(2;([.$C177]+([.$B177]/[.$A$1])+3+72)/12)*440)-32768" office:value-type="float" office:value="21424" calcext:value-type="float">
            <text:p>21424</text:p>
          </table:table-cell>
          <table:table-cell table:formula="of:=IF(MOD([.$A177];10)=9;&quot;,&quot;;&quot;&quot;)">
            <text:p/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MOD([.$A178];[.$A$1])" office:value-type="float" office:value="8" calcext:value-type="float">
            <text:p>8</text:p>
          </table:table-cell>
          <table:table-cell table:formula="of:=TRUNC([.$A178]/[.$A$1])" office:value-type="float" office:value="8" calcext:value-type="float">
            <text:p>8</text:p>
          </table:table-cell>
          <table:table-cell table:formula="of:=ROUND(POWER(2;([.$C178]+([.$B178]/[.$A$1])+3+72)/12)*440)-32768" office:value-type="float" office:value="21574" calcext:value-type="float">
            <text:p>21574</text:p>
          </table:table-cell>
          <table:table-cell table:formula="of:=IF(MOD([.$A178];10)=9;&quot;,&quot;;&quot;&quot;)">
            <text:p/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MOD([.$A179];[.$A$1])" office:value-type="float" office:value="9" calcext:value-type="float">
            <text:p>9</text:p>
          </table:table-cell>
          <table:table-cell table:formula="of:=TRUNC([.$A179]/[.$A$1])" office:value-type="float" office:value="8" calcext:value-type="float">
            <text:p>8</text:p>
          </table:table-cell>
          <table:table-cell table:formula="of:=ROUND(POWER(2;([.$C179]+([.$B179]/[.$A$1])+3+72)/12)*440)-32768" office:value-type="float" office:value="21723" calcext:value-type="float">
            <text:p>21723</text:p>
          </table:table-cell>
          <table:table-cell table:formula="of:=IF(MOD([.$A179];10)=9;&quot;,&quot;;&quot;&quot;)">
            <text:p/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MOD([.$A180];[.$A$1])" office:value-type="float" office:value="10" calcext:value-type="float">
            <text:p>10</text:p>
          </table:table-cell>
          <table:table-cell table:formula="of:=TRUNC([.$A180]/[.$A$1])" office:value-type="float" office:value="8" calcext:value-type="float">
            <text:p>8</text:p>
          </table:table-cell>
          <table:table-cell table:formula="of:=ROUND(POWER(2;([.$C180]+([.$B180]/[.$A$1])+3+72)/12)*440)-32768" office:value-type="float" office:value="21873" calcext:value-type="float">
            <text:p>21873</text:p>
          </table:table-cell>
          <table:table-cell table:formula="of:=IF(MOD([.$A180];10)=9;&quot;,&quot;;&quot;&quot;)">
            <text:p/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MOD([.$A181];[.$A$1])" office:value-type="float" office:value="11" calcext:value-type="float">
            <text:p>11</text:p>
          </table:table-cell>
          <table:table-cell table:formula="of:=TRUNC([.$A181]/[.$A$1])" office:value-type="float" office:value="8" calcext:value-type="float">
            <text:p>8</text:p>
          </table:table-cell>
          <table:table-cell table:formula="of:=ROUND(POWER(2;([.$C181]+([.$B181]/[.$A$1])+3+72)/12)*440)-32768" office:value-type="float" office:value="22024" calcext:value-type="float">
            <text:p>22024</text:p>
          </table:table-cell>
          <table:table-cell table:formula="of:=IF(MOD([.$A18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MOD([.$A182];[.$A$1])" office:value-type="float" office:value="12" calcext:value-type="float">
            <text:p>12</text:p>
          </table:table-cell>
          <table:table-cell table:formula="of:=TRUNC([.$A182]/[.$A$1])" office:value-type="float" office:value="8" calcext:value-type="float">
            <text:p>8</text:p>
          </table:table-cell>
          <table:table-cell table:formula="of:=ROUND(POWER(2;([.$C182]+([.$B182]/[.$A$1])+3+72)/12)*440)-32768" office:value-type="float" office:value="22175" calcext:value-type="float">
            <text:p>22175</text:p>
          </table:table-cell>
          <table:table-cell table:formula="of:=IF(MOD([.$A182];10)=9;&quot;,&quot;;&quot;&quot;)">
            <text:p/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MOD([.$A183];[.$A$1])" office:value-type="float" office:value="13" calcext:value-type="float">
            <text:p>13</text:p>
          </table:table-cell>
          <table:table-cell table:formula="of:=TRUNC([.$A183]/[.$A$1])" office:value-type="float" office:value="8" calcext:value-type="float">
            <text:p>8</text:p>
          </table:table-cell>
          <table:table-cell table:formula="of:=ROUND(POWER(2;([.$C183]+([.$B183]/[.$A$1])+3+72)/12)*440)-32768" office:value-type="float" office:value="22326" calcext:value-type="float">
            <text:p>22326</text:p>
          </table:table-cell>
          <table:table-cell table:formula="of:=IF(MOD([.$A183];10)=9;&quot;,&quot;;&quot;&quot;)">
            <text:p/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MOD([.$A184];[.$A$1])" office:value-type="float" office:value="14" calcext:value-type="float">
            <text:p>14</text:p>
          </table:table-cell>
          <table:table-cell table:formula="of:=TRUNC([.$A184]/[.$A$1])" office:value-type="float" office:value="8" calcext:value-type="float">
            <text:p>8</text:p>
          </table:table-cell>
          <table:table-cell table:formula="of:=ROUND(POWER(2;([.$C184]+([.$B184]/[.$A$1])+3+72)/12)*440)-32768" office:value-type="float" office:value="22478" calcext:value-type="float">
            <text:p>22478</text:p>
          </table:table-cell>
          <table:table-cell table:formula="of:=IF(MOD([.$A184];10)=9;&quot;,&quot;;&quot;&quot;)">
            <text:p/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MOD([.$A185];[.$A$1])" office:value-type="float" office:value="15" calcext:value-type="float">
            <text:p>15</text:p>
          </table:table-cell>
          <table:table-cell table:formula="of:=TRUNC([.$A185]/[.$A$1])" office:value-type="float" office:value="8" calcext:value-type="float">
            <text:p>8</text:p>
          </table:table-cell>
          <table:table-cell table:formula="of:=ROUND(POWER(2;([.$C185]+([.$B185]/[.$A$1])+3+72)/12)*440)-32768" office:value-type="float" office:value="22630" calcext:value-type="float">
            <text:p>22630</text:p>
          </table:table-cell>
          <table:table-cell table:formula="of:=IF(MOD([.$A185];10)=9;&quot;,&quot;;&quot;&quot;)">
            <text:p/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MOD([.$A186];[.$A$1])" office:value-type="float" office:value="16" calcext:value-type="float">
            <text:p>16</text:p>
          </table:table-cell>
          <table:table-cell table:formula="of:=TRUNC([.$A186]/[.$A$1])" office:value-type="float" office:value="8" calcext:value-type="float">
            <text:p>8</text:p>
          </table:table-cell>
          <table:table-cell table:formula="of:=ROUND(POWER(2;([.$C186]+([.$B186]/[.$A$1])+3+72)/12)*440)-32768" office:value-type="float" office:value="22783" calcext:value-type="float">
            <text:p>22783</text:p>
          </table:table-cell>
          <table:table-cell table:formula="of:=IF(MOD([.$A186];10)=9;&quot;,&quot;;&quot;&quot;)">
            <text:p/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MOD([.$A187];[.$A$1])" office:value-type="float" office:value="17" calcext:value-type="float">
            <text:p>17</text:p>
          </table:table-cell>
          <table:table-cell table:formula="of:=TRUNC([.$A187]/[.$A$1])" office:value-type="float" office:value="8" calcext:value-type="float">
            <text:p>8</text:p>
          </table:table-cell>
          <table:table-cell table:formula="of:=ROUND(POWER(2;([.$C187]+([.$B187]/[.$A$1])+3+72)/12)*440)-32768" office:value-type="float" office:value="22936" calcext:value-type="float">
            <text:p>22936</text:p>
          </table:table-cell>
          <table:table-cell table:formula="of:=IF(MOD([.$A187];10)=9;&quot;,&quot;;&quot;&quot;)">
            <text:p/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MOD([.$A188];[.$A$1])" office:value-type="float" office:value="18" calcext:value-type="float">
            <text:p>18</text:p>
          </table:table-cell>
          <table:table-cell table:formula="of:=TRUNC([.$A188]/[.$A$1])" office:value-type="float" office:value="8" calcext:value-type="float">
            <text:p>8</text:p>
          </table:table-cell>
          <table:table-cell table:formula="of:=ROUND(POWER(2;([.$C188]+([.$B188]/[.$A$1])+3+72)/12)*440)-32768" office:value-type="float" office:value="23089" calcext:value-type="float">
            <text:p>23089</text:p>
          </table:table-cell>
          <table:table-cell table:formula="of:=IF(MOD([.$A188];10)=9;&quot;,&quot;;&quot;&quot;)">
            <text:p/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formula="of:=MOD([.$A189];[.$A$1])" office:value-type="float" office:value="19" calcext:value-type="float">
            <text:p>19</text:p>
          </table:table-cell>
          <table:table-cell table:formula="of:=TRUNC([.$A189]/[.$A$1])" office:value-type="float" office:value="8" calcext:value-type="float">
            <text:p>8</text:p>
          </table:table-cell>
          <table:table-cell table:formula="of:=ROUND(POWER(2;([.$C189]+([.$B189]/[.$A$1])+3+72)/12)*440)-32768" office:value-type="float" office:value="23243" calcext:value-type="float">
            <text:p>23243</text:p>
          </table:table-cell>
          <table:table-cell table:formula="of:=IF(MOD([.$A189];10)=9;&quot;,&quot;;&quot;&quot;)">
            <text:p/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formula="of:=MOD([.$A190];[.$A$1])" office:value-type="float" office:value="20" calcext:value-type="float">
            <text:p>20</text:p>
          </table:table-cell>
          <table:table-cell table:formula="of:=TRUNC([.$A190]/[.$A$1])" office:value-type="float" office:value="8" calcext:value-type="float">
            <text:p>8</text:p>
          </table:table-cell>
          <table:table-cell table:formula="of:=ROUND(POWER(2;([.$C190]+([.$B190]/[.$A$1])+3+72)/12)*440)-32768" office:value-type="float" office:value="23397" calcext:value-type="float">
            <text:p>23397</text:p>
          </table:table-cell>
          <table:table-cell table:formula="of:=IF(MOD([.$A190];10)=9;&quot;,&quot;;&quot;&quot;)">
            <text:p/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formula="of:=MOD([.$A191];[.$A$1])" office:value-type="float" office:value="0" calcext:value-type="float">
            <text:p>0</text:p>
          </table:table-cell>
          <table:table-cell table:formula="of:=TRUNC([.$A191]/[.$A$1])" office:value-type="float" office:value="9" calcext:value-type="float">
            <text:p>9</text:p>
          </table:table-cell>
          <table:table-cell table:formula="of:=ROUND(POWER(2;([.$C191]+([.$B191]/[.$A$1])+3+72)/12)*440)-32768" office:value-type="float" office:value="23552" calcext:value-type="float">
            <text:p>23552</text:p>
          </table:table-cell>
          <table:table-cell table:formula="of:=IF(MOD([.$A19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MOD([.$A192];[.$A$1])" office:value-type="float" office:value="1" calcext:value-type="float">
            <text:p>1</text:p>
          </table:table-cell>
          <table:table-cell table:formula="of:=TRUNC([.$A192]/[.$A$1])" office:value-type="float" office:value="9" calcext:value-type="float">
            <text:p>9</text:p>
          </table:table-cell>
          <table:table-cell table:formula="of:=ROUND(POWER(2;([.$C192]+([.$B192]/[.$A$1])+3+72)/12)*440)-32768" office:value-type="float" office:value="23707" calcext:value-type="float">
            <text:p>23707</text:p>
          </table:table-cell>
          <table:table-cell table:formula="of:=IF(MOD([.$A192];10)=9;&quot;,&quot;;&quot;&quot;)">
            <text:p/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formula="of:=MOD([.$A193];[.$A$1])" office:value-type="float" office:value="2" calcext:value-type="float">
            <text:p>2</text:p>
          </table:table-cell>
          <table:table-cell table:formula="of:=TRUNC([.$A193]/[.$A$1])" office:value-type="float" office:value="9" calcext:value-type="float">
            <text:p>9</text:p>
          </table:table-cell>
          <table:table-cell table:formula="of:=ROUND(POWER(2;([.$C193]+([.$B193]/[.$A$1])+3+72)/12)*440)-32768" office:value-type="float" office:value="23863" calcext:value-type="float">
            <text:p>23863</text:p>
          </table:table-cell>
          <table:table-cell table:formula="of:=IF(MOD([.$A193];10)=9;&quot;,&quot;;&quot;&quot;)">
            <text:p/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MOD([.$A194];[.$A$1])" office:value-type="float" office:value="3" calcext:value-type="float">
            <text:p>3</text:p>
          </table:table-cell>
          <table:table-cell table:formula="of:=TRUNC([.$A194]/[.$A$1])" office:value-type="float" office:value="9" calcext:value-type="float">
            <text:p>9</text:p>
          </table:table-cell>
          <table:table-cell table:formula="of:=ROUND(POWER(2;([.$C194]+([.$B194]/[.$A$1])+3+72)/12)*440)-32768" office:value-type="float" office:value="24019" calcext:value-type="float">
            <text:p>24019</text:p>
          </table:table-cell>
          <table:table-cell table:formula="of:=IF(MOD([.$A194];10)=9;&quot;,&quot;;&quot;&quot;)">
            <text:p/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formula="of:=MOD([.$A195];[.$A$1])" office:value-type="float" office:value="4" calcext:value-type="float">
            <text:p>4</text:p>
          </table:table-cell>
          <table:table-cell table:formula="of:=TRUNC([.$A195]/[.$A$1])" office:value-type="float" office:value="9" calcext:value-type="float">
            <text:p>9</text:p>
          </table:table-cell>
          <table:table-cell table:formula="of:=ROUND(POWER(2;([.$C195]+([.$B195]/[.$A$1])+3+72)/12)*440)-32768" office:value-type="float" office:value="24175" calcext:value-type="float">
            <text:p>24175</text:p>
          </table:table-cell>
          <table:table-cell table:formula="of:=IF(MOD([.$A195];10)=9;&quot;,&quot;;&quot;&quot;)">
            <text:p/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formula="of:=MOD([.$A196];[.$A$1])" office:value-type="float" office:value="5" calcext:value-type="float">
            <text:p>5</text:p>
          </table:table-cell>
          <table:table-cell table:formula="of:=TRUNC([.$A196]/[.$A$1])" office:value-type="float" office:value="9" calcext:value-type="float">
            <text:p>9</text:p>
          </table:table-cell>
          <table:table-cell table:formula="of:=ROUND(POWER(2;([.$C196]+([.$B196]/[.$A$1])+3+72)/12)*440)-32768" office:value-type="float" office:value="24332" calcext:value-type="float">
            <text:p>24332</text:p>
          </table:table-cell>
          <table:table-cell table:formula="of:=IF(MOD([.$A196];10)=9;&quot;,&quot;;&quot;&quot;)">
            <text:p/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formula="of:=MOD([.$A197];[.$A$1])" office:value-type="float" office:value="6" calcext:value-type="float">
            <text:p>6</text:p>
          </table:table-cell>
          <table:table-cell table:formula="of:=TRUNC([.$A197]/[.$A$1])" office:value-type="float" office:value="9" calcext:value-type="float">
            <text:p>9</text:p>
          </table:table-cell>
          <table:table-cell table:formula="of:=ROUND(POWER(2;([.$C197]+([.$B197]/[.$A$1])+3+72)/12)*440)-32768" office:value-type="float" office:value="24489" calcext:value-type="float">
            <text:p>24489</text:p>
          </table:table-cell>
          <table:table-cell table:formula="of:=IF(MOD([.$A197];10)=9;&quot;,&quot;;&quot;&quot;)">
            <text:p/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formula="of:=MOD([.$A198];[.$A$1])" office:value-type="float" office:value="7" calcext:value-type="float">
            <text:p>7</text:p>
          </table:table-cell>
          <table:table-cell table:formula="of:=TRUNC([.$A198]/[.$A$1])" office:value-type="float" office:value="9" calcext:value-type="float">
            <text:p>9</text:p>
          </table:table-cell>
          <table:table-cell table:formula="of:=ROUND(POWER(2;([.$C198]+([.$B198]/[.$A$1])+3+72)/12)*440)-32768" office:value-type="float" office:value="24647" calcext:value-type="float">
            <text:p>24647</text:p>
          </table:table-cell>
          <table:table-cell table:formula="of:=IF(MOD([.$A198];10)=9;&quot;,&quot;;&quot;&quot;)">
            <text:p/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formula="of:=MOD([.$A199];[.$A$1])" office:value-type="float" office:value="8" calcext:value-type="float">
            <text:p>8</text:p>
          </table:table-cell>
          <table:table-cell table:formula="of:=TRUNC([.$A199]/[.$A$1])" office:value-type="float" office:value="9" calcext:value-type="float">
            <text:p>9</text:p>
          </table:table-cell>
          <table:table-cell table:formula="of:=ROUND(POWER(2;([.$C199]+([.$B199]/[.$A$1])+3+72)/12)*440)-32768" office:value-type="float" office:value="24805" calcext:value-type="float">
            <text:p>24805</text:p>
          </table:table-cell>
          <table:table-cell table:formula="of:=IF(MOD([.$A199];10)=9;&quot;,&quot;;&quot;&quot;)">
            <text:p/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formula="of:=MOD([.$A200];[.$A$1])" office:value-type="float" office:value="9" calcext:value-type="float">
            <text:p>9</text:p>
          </table:table-cell>
          <table:table-cell table:formula="of:=TRUNC([.$A200]/[.$A$1])" office:value-type="float" office:value="9" calcext:value-type="float">
            <text:p>9</text:p>
          </table:table-cell>
          <table:table-cell table:formula="of:=ROUND(POWER(2;([.$C200]+([.$B200]/[.$A$1])+3+72)/12)*440)-32768" office:value-type="float" office:value="24964" calcext:value-type="float">
            <text:p>24964</text:p>
          </table:table-cell>
          <table:table-cell table:formula="of:=IF(MOD([.$A200];10)=9;&quot;,&quot;;&quot;&quot;)">
            <text:p/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formula="of:=MOD([.$A201];[.$A$1])" office:value-type="float" office:value="10" calcext:value-type="float">
            <text:p>10</text:p>
          </table:table-cell>
          <table:table-cell table:formula="of:=TRUNC([.$A201]/[.$A$1])" office:value-type="float" office:value="9" calcext:value-type="float">
            <text:p>9</text:p>
          </table:table-cell>
          <table:table-cell table:formula="of:=ROUND(POWER(2;([.$C201]+([.$B201]/[.$A$1])+3+72)/12)*440)-32768" office:value-type="float" office:value="25123" calcext:value-type="float">
            <text:p>25123</text:p>
          </table:table-cell>
          <table:table-cell table:formula="of:=IF(MOD([.$A20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MOD([.$A202];[.$A$1])" office:value-type="float" office:value="11" calcext:value-type="float">
            <text:p>11</text:p>
          </table:table-cell>
          <table:table-cell table:formula="of:=TRUNC([.$A202]/[.$A$1])" office:value-type="float" office:value="9" calcext:value-type="float">
            <text:p>9</text:p>
          </table:table-cell>
          <table:table-cell table:formula="of:=ROUND(POWER(2;([.$C202]+([.$B202]/[.$A$1])+3+72)/12)*440)-32768" office:value-type="float" office:value="25282" calcext:value-type="float">
            <text:p>25282</text:p>
          </table:table-cell>
          <table:table-cell table:formula="of:=IF(MOD([.$A202];10)=9;&quot;,&quot;;&quot;&quot;)">
            <text:p/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formula="of:=MOD([.$A203];[.$A$1])" office:value-type="float" office:value="12" calcext:value-type="float">
            <text:p>12</text:p>
          </table:table-cell>
          <table:table-cell table:formula="of:=TRUNC([.$A203]/[.$A$1])" office:value-type="float" office:value="9" calcext:value-type="float">
            <text:p>9</text:p>
          </table:table-cell>
          <table:table-cell table:formula="of:=ROUND(POWER(2;([.$C203]+([.$B203]/[.$A$1])+3+72)/12)*440)-32768" office:value-type="float" office:value="25442" calcext:value-type="float">
            <text:p>25442</text:p>
          </table:table-cell>
          <table:table-cell table:formula="of:=IF(MOD([.$A203];10)=9;&quot;,&quot;;&quot;&quot;)">
            <text:p/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formula="of:=MOD([.$A204];[.$A$1])" office:value-type="float" office:value="13" calcext:value-type="float">
            <text:p>13</text:p>
          </table:table-cell>
          <table:table-cell table:formula="of:=TRUNC([.$A204]/[.$A$1])" office:value-type="float" office:value="9" calcext:value-type="float">
            <text:p>9</text:p>
          </table:table-cell>
          <table:table-cell table:formula="of:=ROUND(POWER(2;([.$C204]+([.$B204]/[.$A$1])+3+72)/12)*440)-32768" office:value-type="float" office:value="25602" calcext:value-type="float">
            <text:p>25602</text:p>
          </table:table-cell>
          <table:table-cell table:formula="of:=IF(MOD([.$A204];10)=9;&quot;,&quot;;&quot;&quot;)">
            <text:p/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formula="of:=MOD([.$A205];[.$A$1])" office:value-type="float" office:value="14" calcext:value-type="float">
            <text:p>14</text:p>
          </table:table-cell>
          <table:table-cell table:formula="of:=TRUNC([.$A205]/[.$A$1])" office:value-type="float" office:value="9" calcext:value-type="float">
            <text:p>9</text:p>
          </table:table-cell>
          <table:table-cell table:formula="of:=ROUND(POWER(2;([.$C205]+([.$B205]/[.$A$1])+3+72)/12)*440)-32768" office:value-type="float" office:value="25763" calcext:value-type="float">
            <text:p>25763</text:p>
          </table:table-cell>
          <table:table-cell table:formula="of:=IF(MOD([.$A205];10)=9;&quot;,&quot;;&quot;&quot;)">
            <text:p/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table:formula="of:=MOD([.$A206];[.$A$1])" office:value-type="float" office:value="15" calcext:value-type="float">
            <text:p>15</text:p>
          </table:table-cell>
          <table:table-cell table:formula="of:=TRUNC([.$A206]/[.$A$1])" office:value-type="float" office:value="9" calcext:value-type="float">
            <text:p>9</text:p>
          </table:table-cell>
          <table:table-cell table:formula="of:=ROUND(POWER(2;([.$C206]+([.$B206]/[.$A$1])+3+72)/12)*440)-32768" office:value-type="float" office:value="25924" calcext:value-type="float">
            <text:p>25924</text:p>
          </table:table-cell>
          <table:table-cell table:formula="of:=IF(MOD([.$A206];10)=9;&quot;,&quot;;&quot;&quot;)">
            <text:p/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MOD([.$A207];[.$A$1])" office:value-type="float" office:value="16" calcext:value-type="float">
            <text:p>16</text:p>
          </table:table-cell>
          <table:table-cell table:formula="of:=TRUNC([.$A207]/[.$A$1])" office:value-type="float" office:value="9" calcext:value-type="float">
            <text:p>9</text:p>
          </table:table-cell>
          <table:table-cell table:formula="of:=ROUND(POWER(2;([.$C207]+([.$B207]/[.$A$1])+3+72)/12)*440)-32768" office:value-type="float" office:value="26086" calcext:value-type="float">
            <text:p>26086</text:p>
          </table:table-cell>
          <table:table-cell table:formula="of:=IF(MOD([.$A207];10)=9;&quot;,&quot;;&quot;&quot;)">
            <text:p/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table:formula="of:=MOD([.$A208];[.$A$1])" office:value-type="float" office:value="17" calcext:value-type="float">
            <text:p>17</text:p>
          </table:table-cell>
          <table:table-cell table:formula="of:=TRUNC([.$A208]/[.$A$1])" office:value-type="float" office:value="9" calcext:value-type="float">
            <text:p>9</text:p>
          </table:table-cell>
          <table:table-cell table:formula="of:=ROUND(POWER(2;([.$C208]+([.$B208]/[.$A$1])+3+72)/12)*440)-32768" office:value-type="float" office:value="26248" calcext:value-type="float">
            <text:p>26248</text:p>
          </table:table-cell>
          <table:table-cell table:formula="of:=IF(MOD([.$A208];10)=9;&quot;,&quot;;&quot;&quot;)">
            <text:p/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table:formula="of:=MOD([.$A209];[.$A$1])" office:value-type="float" office:value="18" calcext:value-type="float">
            <text:p>18</text:p>
          </table:table-cell>
          <table:table-cell table:formula="of:=TRUNC([.$A209]/[.$A$1])" office:value-type="float" office:value="9" calcext:value-type="float">
            <text:p>9</text:p>
          </table:table-cell>
          <table:table-cell table:formula="of:=ROUND(POWER(2;([.$C209]+([.$B209]/[.$A$1])+3+72)/12)*440)-32768" office:value-type="float" office:value="26411" calcext:value-type="float">
            <text:p>26411</text:p>
          </table:table-cell>
          <table:table-cell table:formula="of:=IF(MOD([.$A209];10)=9;&quot;,&quot;;&quot;&quot;)">
            <text:p/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formula="of:=MOD([.$A210];[.$A$1])" office:value-type="float" office:value="19" calcext:value-type="float">
            <text:p>19</text:p>
          </table:table-cell>
          <table:table-cell table:formula="of:=TRUNC([.$A210]/[.$A$1])" office:value-type="float" office:value="9" calcext:value-type="float">
            <text:p>9</text:p>
          </table:table-cell>
          <table:table-cell table:formula="of:=ROUND(POWER(2;([.$C210]+([.$B210]/[.$A$1])+3+72)/12)*440)-32768" office:value-type="float" office:value="26574" calcext:value-type="float">
            <text:p>26574</text:p>
          </table:table-cell>
          <table:table-cell table:formula="of:=IF(MOD([.$A210];10)=9;&quot;,&quot;;&quot;&quot;)">
            <text:p/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formula="of:=MOD([.$A211];[.$A$1])" office:value-type="float" office:value="20" calcext:value-type="float">
            <text:p>20</text:p>
          </table:table-cell>
          <table:table-cell table:formula="of:=TRUNC([.$A211]/[.$A$1])" office:value-type="float" office:value="9" calcext:value-type="float">
            <text:p>9</text:p>
          </table:table-cell>
          <table:table-cell table:formula="of:=ROUND(POWER(2;([.$C211]+([.$B211]/[.$A$1])+3+72)/12)*440)-32768" office:value-type="float" office:value="26737" calcext:value-type="float">
            <text:p>26737</text:p>
          </table:table-cell>
          <table:table-cell table:formula="of:=IF(MOD([.$A21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MOD([.$A212];[.$A$1])" office:value-type="float" office:value="0" calcext:value-type="float">
            <text:p>0</text:p>
          </table:table-cell>
          <table:table-cell table:formula="of:=TRUNC([.$A212]/[.$A$1])" office:value-type="float" office:value="10" calcext:value-type="float">
            <text:p>10</text:p>
          </table:table-cell>
          <table:table-cell table:formula="of:=ROUND(POWER(2;([.$C212]+([.$B212]/[.$A$1])+3+72)/12)*440)-32768" office:value-type="float" office:value="26901" calcext:value-type="float">
            <text:p>26901</text:p>
          </table:table-cell>
          <table:table-cell table:formula="of:=IF(MOD([.$A212];10)=9;&quot;,&quot;;&quot;&quot;)">
            <text:p/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table:formula="of:=MOD([.$A213];[.$A$1])" office:value-type="float" office:value="1" calcext:value-type="float">
            <text:p>1</text:p>
          </table:table-cell>
          <table:table-cell table:formula="of:=TRUNC([.$A213]/[.$A$1])" office:value-type="float" office:value="10" calcext:value-type="float">
            <text:p>10</text:p>
          </table:table-cell>
          <table:table-cell table:formula="of:=ROUND(POWER(2;([.$C213]+([.$B213]/[.$A$1])+3+72)/12)*440)-32768" office:value-type="float" office:value="27065" calcext:value-type="float">
            <text:p>27065</text:p>
          </table:table-cell>
          <table:table-cell table:formula="of:=IF(MOD([.$A213];10)=9;&quot;,&quot;;&quot;&quot;)">
            <text:p/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table:formula="of:=MOD([.$A214];[.$A$1])" office:value-type="float" office:value="2" calcext:value-type="float">
            <text:p>2</text:p>
          </table:table-cell>
          <table:table-cell table:formula="of:=TRUNC([.$A214]/[.$A$1])" office:value-type="float" office:value="10" calcext:value-type="float">
            <text:p>10</text:p>
          </table:table-cell>
          <table:table-cell table:formula="of:=ROUND(POWER(2;([.$C214]+([.$B214]/[.$A$1])+3+72)/12)*440)-32768" office:value-type="float" office:value="27230" calcext:value-type="float">
            <text:p>27230</text:p>
          </table:table-cell>
          <table:table-cell table:formula="of:=IF(MOD([.$A214];10)=9;&quot;,&quot;;&quot;&quot;)">
            <text:p/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formula="of:=MOD([.$A215];[.$A$1])" office:value-type="float" office:value="3" calcext:value-type="float">
            <text:p>3</text:p>
          </table:table-cell>
          <table:table-cell table:formula="of:=TRUNC([.$A215]/[.$A$1])" office:value-type="float" office:value="10" calcext:value-type="float">
            <text:p>10</text:p>
          </table:table-cell>
          <table:table-cell table:formula="of:=ROUND(POWER(2;([.$C215]+([.$B215]/[.$A$1])+3+72)/12)*440)-32768" office:value-type="float" office:value="27395" calcext:value-type="float">
            <text:p>27395</text:p>
          </table:table-cell>
          <table:table-cell table:formula="of:=IF(MOD([.$A215];10)=9;&quot;,&quot;;&quot;&quot;)">
            <text:p/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formula="of:=MOD([.$A216];[.$A$1])" office:value-type="float" office:value="4" calcext:value-type="float">
            <text:p>4</text:p>
          </table:table-cell>
          <table:table-cell table:formula="of:=TRUNC([.$A216]/[.$A$1])" office:value-type="float" office:value="10" calcext:value-type="float">
            <text:p>10</text:p>
          </table:table-cell>
          <table:table-cell table:formula="of:=ROUND(POWER(2;([.$C216]+([.$B216]/[.$A$1])+3+72)/12)*440)-32768" office:value-type="float" office:value="27561" calcext:value-type="float">
            <text:p>27561</text:p>
          </table:table-cell>
          <table:table-cell table:formula="of:=IF(MOD([.$A216];10)=9;&quot;,&quot;;&quot;&quot;)">
            <text:p/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formula="of:=MOD([.$A217];[.$A$1])" office:value-type="float" office:value="5" calcext:value-type="float">
            <text:p>5</text:p>
          </table:table-cell>
          <table:table-cell table:formula="of:=TRUNC([.$A217]/[.$A$1])" office:value-type="float" office:value="10" calcext:value-type="float">
            <text:p>10</text:p>
          </table:table-cell>
          <table:table-cell table:formula="of:=ROUND(POWER(2;([.$C217]+([.$B217]/[.$A$1])+3+72)/12)*440)-32768" office:value-type="float" office:value="27727" calcext:value-type="float">
            <text:p>27727</text:p>
          </table:table-cell>
          <table:table-cell table:formula="of:=IF(MOD([.$A217];10)=9;&quot;,&quot;;&quot;&quot;)">
            <text:p/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table:formula="of:=MOD([.$A218];[.$A$1])" office:value-type="float" office:value="6" calcext:value-type="float">
            <text:p>6</text:p>
          </table:table-cell>
          <table:table-cell table:formula="of:=TRUNC([.$A218]/[.$A$1])" office:value-type="float" office:value="10" calcext:value-type="float">
            <text:p>10</text:p>
          </table:table-cell>
          <table:table-cell table:formula="of:=ROUND(POWER(2;([.$C218]+([.$B218]/[.$A$1])+3+72)/12)*440)-32768" office:value-type="float" office:value="27894" calcext:value-type="float">
            <text:p>27894</text:p>
          </table:table-cell>
          <table:table-cell table:formula="of:=IF(MOD([.$A218];10)=9;&quot;,&quot;;&quot;&quot;)">
            <text:p/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formula="of:=MOD([.$A219];[.$A$1])" office:value-type="float" office:value="7" calcext:value-type="float">
            <text:p>7</text:p>
          </table:table-cell>
          <table:table-cell table:formula="of:=TRUNC([.$A219]/[.$A$1])" office:value-type="float" office:value="10" calcext:value-type="float">
            <text:p>10</text:p>
          </table:table-cell>
          <table:table-cell table:formula="of:=ROUND(POWER(2;([.$C219]+([.$B219]/[.$A$1])+3+72)/12)*440)-32768" office:value-type="float" office:value="28061" calcext:value-type="float">
            <text:p>28061</text:p>
          </table:table-cell>
          <table:table-cell table:formula="of:=IF(MOD([.$A219];10)=9;&quot;,&quot;;&quot;&quot;)">
            <text:p/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table:formula="of:=MOD([.$A220];[.$A$1])" office:value-type="float" office:value="8" calcext:value-type="float">
            <text:p>8</text:p>
          </table:table-cell>
          <table:table-cell table:formula="of:=TRUNC([.$A220]/[.$A$1])" office:value-type="float" office:value="10" calcext:value-type="float">
            <text:p>10</text:p>
          </table:table-cell>
          <table:table-cell table:formula="of:=ROUND(POWER(2;([.$C220]+([.$B220]/[.$A$1])+3+72)/12)*440)-32768" office:value-type="float" office:value="28229" calcext:value-type="float">
            <text:p>28229</text:p>
          </table:table-cell>
          <table:table-cell table:formula="of:=IF(MOD([.$A220];10)=9;&quot;,&quot;;&quot;&quot;)">
            <text:p/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formula="of:=MOD([.$A221];[.$A$1])" office:value-type="float" office:value="9" calcext:value-type="float">
            <text:p>9</text:p>
          </table:table-cell>
          <table:table-cell table:formula="of:=TRUNC([.$A221]/[.$A$1])" office:value-type="float" office:value="10" calcext:value-type="float">
            <text:p>10</text:p>
          </table:table-cell>
          <table:table-cell table:formula="of:=ROUND(POWER(2;([.$C221]+([.$B221]/[.$A$1])+3+72)/12)*440)-32768" office:value-type="float" office:value="28397" calcext:value-type="float">
            <text:p>28397</text:p>
          </table:table-cell>
          <table:table-cell table:formula="of:=IF(MOD([.$A22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MOD([.$A222];[.$A$1])" office:value-type="float" office:value="10" calcext:value-type="float">
            <text:p>10</text:p>
          </table:table-cell>
          <table:table-cell table:formula="of:=TRUNC([.$A222]/[.$A$1])" office:value-type="float" office:value="10" calcext:value-type="float">
            <text:p>10</text:p>
          </table:table-cell>
          <table:table-cell table:formula="of:=ROUND(POWER(2;([.$C222]+([.$B222]/[.$A$1])+3+72)/12)*440)-32768" office:value-type="float" office:value="28565" calcext:value-type="float">
            <text:p>28565</text:p>
          </table:table-cell>
          <table:table-cell table:formula="of:=IF(MOD([.$A222];10)=9;&quot;,&quot;;&quot;&quot;)">
            <text:p/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formula="of:=MOD([.$A223];[.$A$1])" office:value-type="float" office:value="11" calcext:value-type="float">
            <text:p>11</text:p>
          </table:table-cell>
          <table:table-cell table:formula="of:=TRUNC([.$A223]/[.$A$1])" office:value-type="float" office:value="10" calcext:value-type="float">
            <text:p>10</text:p>
          </table:table-cell>
          <table:table-cell table:formula="of:=ROUND(POWER(2;([.$C223]+([.$B223]/[.$A$1])+3+72)/12)*440)-32768" office:value-type="float" office:value="28734" calcext:value-type="float">
            <text:p>28734</text:p>
          </table:table-cell>
          <table:table-cell table:formula="of:=IF(MOD([.$A223];10)=9;&quot;,&quot;;&quot;&quot;)">
            <text:p/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table:formula="of:=MOD([.$A224];[.$A$1])" office:value-type="float" office:value="12" calcext:value-type="float">
            <text:p>12</text:p>
          </table:table-cell>
          <table:table-cell table:formula="of:=TRUNC([.$A224]/[.$A$1])" office:value-type="float" office:value="10" calcext:value-type="float">
            <text:p>10</text:p>
          </table:table-cell>
          <table:table-cell table:formula="of:=ROUND(POWER(2;([.$C224]+([.$B224]/[.$A$1])+3+72)/12)*440)-32768" office:value-type="float" office:value="28903" calcext:value-type="float">
            <text:p>28903</text:p>
          </table:table-cell>
          <table:table-cell table:formula="of:=IF(MOD([.$A224];10)=9;&quot;,&quot;;&quot;&quot;)">
            <text:p/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table:formula="of:=MOD([.$A225];[.$A$1])" office:value-type="float" office:value="13" calcext:value-type="float">
            <text:p>13</text:p>
          </table:table-cell>
          <table:table-cell table:formula="of:=TRUNC([.$A225]/[.$A$1])" office:value-type="float" office:value="10" calcext:value-type="float">
            <text:p>10</text:p>
          </table:table-cell>
          <table:table-cell table:formula="of:=ROUND(POWER(2;([.$C225]+([.$B225]/[.$A$1])+3+72)/12)*440)-32768" office:value-type="float" office:value="29073" calcext:value-type="float">
            <text:p>29073</text:p>
          </table:table-cell>
          <table:table-cell table:formula="of:=IF(MOD([.$A225];10)=9;&quot;,&quot;;&quot;&quot;)">
            <text:p/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table:formula="of:=MOD([.$A226];[.$A$1])" office:value-type="float" office:value="14" calcext:value-type="float">
            <text:p>14</text:p>
          </table:table-cell>
          <table:table-cell table:formula="of:=TRUNC([.$A226]/[.$A$1])" office:value-type="float" office:value="10" calcext:value-type="float">
            <text:p>10</text:p>
          </table:table-cell>
          <table:table-cell table:formula="of:=ROUND(POWER(2;([.$C226]+([.$B226]/[.$A$1])+3+72)/12)*440)-32768" office:value-type="float" office:value="29244" calcext:value-type="float">
            <text:p>29244</text:p>
          </table:table-cell>
          <table:table-cell table:formula="of:=IF(MOD([.$A226];10)=9;&quot;,&quot;;&quot;&quot;)">
            <text:p/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formula="of:=MOD([.$A227];[.$A$1])" office:value-type="float" office:value="15" calcext:value-type="float">
            <text:p>15</text:p>
          </table:table-cell>
          <table:table-cell table:formula="of:=TRUNC([.$A227]/[.$A$1])" office:value-type="float" office:value="10" calcext:value-type="float">
            <text:p>10</text:p>
          </table:table-cell>
          <table:table-cell table:formula="of:=ROUND(POWER(2;([.$C227]+([.$B227]/[.$A$1])+3+72)/12)*440)-32768" office:value-type="float" office:value="29414" calcext:value-type="float">
            <text:p>29414</text:p>
          </table:table-cell>
          <table:table-cell table:formula="of:=IF(MOD([.$A227];10)=9;&quot;,&quot;;&quot;&quot;)">
            <text:p/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table:formula="of:=MOD([.$A228];[.$A$1])" office:value-type="float" office:value="16" calcext:value-type="float">
            <text:p>16</text:p>
          </table:table-cell>
          <table:table-cell table:formula="of:=TRUNC([.$A228]/[.$A$1])" office:value-type="float" office:value="10" calcext:value-type="float">
            <text:p>10</text:p>
          </table:table-cell>
          <table:table-cell table:formula="of:=ROUND(POWER(2;([.$C228]+([.$B228]/[.$A$1])+3+72)/12)*440)-32768" office:value-type="float" office:value="29586" calcext:value-type="float">
            <text:p>29586</text:p>
          </table:table-cell>
          <table:table-cell table:formula="of:=IF(MOD([.$A228];10)=9;&quot;,&quot;;&quot;&quot;)">
            <text:p/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formula="of:=MOD([.$A229];[.$A$1])" office:value-type="float" office:value="17" calcext:value-type="float">
            <text:p>17</text:p>
          </table:table-cell>
          <table:table-cell table:formula="of:=TRUNC([.$A229]/[.$A$1])" office:value-type="float" office:value="10" calcext:value-type="float">
            <text:p>10</text:p>
          </table:table-cell>
          <table:table-cell table:formula="of:=ROUND(POWER(2;([.$C229]+([.$B229]/[.$A$1])+3+72)/12)*440)-32768" office:value-type="float" office:value="29757" calcext:value-type="float">
            <text:p>29757</text:p>
          </table:table-cell>
          <table:table-cell table:formula="of:=IF(MOD([.$A229];10)=9;&quot;,&quot;;&quot;&quot;)">
            <text:p/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formula="of:=MOD([.$A230];[.$A$1])" office:value-type="float" office:value="18" calcext:value-type="float">
            <text:p>18</text:p>
          </table:table-cell>
          <table:table-cell table:formula="of:=TRUNC([.$A230]/[.$A$1])" office:value-type="float" office:value="10" calcext:value-type="float">
            <text:p>10</text:p>
          </table:table-cell>
          <table:table-cell table:formula="of:=ROUND(POWER(2;([.$C230]+([.$B230]/[.$A$1])+3+72)/12)*440)-32768" office:value-type="float" office:value="29930" calcext:value-type="float">
            <text:p>29930</text:p>
          </table:table-cell>
          <table:table-cell table:formula="of:=IF(MOD([.$A230];10)=9;&quot;,&quot;;&quot;&quot;)">
            <text:p/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table:formula="of:=MOD([.$A231];[.$A$1])" office:value-type="float" office:value="19" calcext:value-type="float">
            <text:p>19</text:p>
          </table:table-cell>
          <table:table-cell table:formula="of:=TRUNC([.$A231]/[.$A$1])" office:value-type="float" office:value="10" calcext:value-type="float">
            <text:p>10</text:p>
          </table:table-cell>
          <table:table-cell table:formula="of:=ROUND(POWER(2;([.$C231]+([.$B231]/[.$A$1])+3+72)/12)*440)-32768" office:value-type="float" office:value="30102" calcext:value-type="float">
            <text:p>30102</text:p>
          </table:table-cell>
          <table:table-cell table:formula="of:=IF(MOD([.$A23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formula="of:=MOD([.$A232];[.$A$1])" office:value-type="float" office:value="20" calcext:value-type="float">
            <text:p>20</text:p>
          </table:table-cell>
          <table:table-cell table:formula="of:=TRUNC([.$A232]/[.$A$1])" office:value-type="float" office:value="10" calcext:value-type="float">
            <text:p>10</text:p>
          </table:table-cell>
          <table:table-cell table:formula="of:=ROUND(POWER(2;([.$C232]+([.$B232]/[.$A$1])+3+72)/12)*440)-32768" office:value-type="float" office:value="30275" calcext:value-type="float">
            <text:p>30275</text:p>
          </table:table-cell>
          <table:table-cell table:formula="of:=IF(MOD([.$A232];10)=9;&quot;,&quot;;&quot;&quot;)">
            <text:p/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formula="of:=MOD([.$A233];[.$A$1])" office:value-type="float" office:value="0" calcext:value-type="float">
            <text:p>0</text:p>
          </table:table-cell>
          <table:table-cell table:formula="of:=TRUNC([.$A233]/[.$A$1])" office:value-type="float" office:value="11" calcext:value-type="float">
            <text:p>11</text:p>
          </table:table-cell>
          <table:table-cell table:formula="of:=ROUND(POWER(2;([.$C233]+([.$B233]/[.$A$1])+3+72)/12)*440)-32768" office:value-type="float" office:value="30449" calcext:value-type="float">
            <text:p>30449</text:p>
          </table:table-cell>
          <table:table-cell table:formula="of:=IF(MOD([.$A233];10)=9;&quot;,&quot;;&quot;&quot;)">
            <text:p/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table:formula="of:=MOD([.$A234];[.$A$1])" office:value-type="float" office:value="1" calcext:value-type="float">
            <text:p>1</text:p>
          </table:table-cell>
          <table:table-cell table:formula="of:=TRUNC([.$A234]/[.$A$1])" office:value-type="float" office:value="11" calcext:value-type="float">
            <text:p>11</text:p>
          </table:table-cell>
          <table:table-cell table:formula="of:=ROUND(POWER(2;([.$C234]+([.$B234]/[.$A$1])+3+72)/12)*440)-32768" office:value-type="float" office:value="30623" calcext:value-type="float">
            <text:p>30623</text:p>
          </table:table-cell>
          <table:table-cell table:formula="of:=IF(MOD([.$A234];10)=9;&quot;,&quot;;&quot;&quot;)">
            <text:p/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formula="of:=MOD([.$A235];[.$A$1])" office:value-type="float" office:value="2" calcext:value-type="float">
            <text:p>2</text:p>
          </table:table-cell>
          <table:table-cell table:formula="of:=TRUNC([.$A235]/[.$A$1])" office:value-type="float" office:value="11" calcext:value-type="float">
            <text:p>11</text:p>
          </table:table-cell>
          <table:table-cell table:formula="of:=ROUND(POWER(2;([.$C235]+([.$B235]/[.$A$1])+3+72)/12)*440)-32768" office:value-type="float" office:value="30798" calcext:value-type="float">
            <text:p>30798</text:p>
          </table:table-cell>
          <table:table-cell table:formula="of:=IF(MOD([.$A235];10)=9;&quot;,&quot;;&quot;&quot;)">
            <text:p/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formula="of:=MOD([.$A236];[.$A$1])" office:value-type="float" office:value="3" calcext:value-type="float">
            <text:p>3</text:p>
          </table:table-cell>
          <table:table-cell table:formula="of:=TRUNC([.$A236]/[.$A$1])" office:value-type="float" office:value="11" calcext:value-type="float">
            <text:p>11</text:p>
          </table:table-cell>
          <table:table-cell table:formula="of:=ROUND(POWER(2;([.$C236]+([.$B236]/[.$A$1])+3+72)/12)*440)-32768" office:value-type="float" office:value="30973" calcext:value-type="float">
            <text:p>30973</text:p>
          </table:table-cell>
          <table:table-cell table:formula="of:=IF(MOD([.$A236];10)=9;&quot;,&quot;;&quot;&quot;)">
            <text:p/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formula="of:=MOD([.$A237];[.$A$1])" office:value-type="float" office:value="4" calcext:value-type="float">
            <text:p>4</text:p>
          </table:table-cell>
          <table:table-cell table:formula="of:=TRUNC([.$A237]/[.$A$1])" office:value-type="float" office:value="11" calcext:value-type="float">
            <text:p>11</text:p>
          </table:table-cell>
          <table:table-cell table:formula="of:=ROUND(POWER(2;([.$C237]+([.$B237]/[.$A$1])+3+72)/12)*440)-32768" office:value-type="float" office:value="31148" calcext:value-type="float">
            <text:p>31148</text:p>
          </table:table-cell>
          <table:table-cell table:formula="of:=IF(MOD([.$A237];10)=9;&quot;,&quot;;&quot;&quot;)">
            <text:p/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formula="of:=MOD([.$A238];[.$A$1])" office:value-type="float" office:value="5" calcext:value-type="float">
            <text:p>5</text:p>
          </table:table-cell>
          <table:table-cell table:formula="of:=TRUNC([.$A238]/[.$A$1])" office:value-type="float" office:value="11" calcext:value-type="float">
            <text:p>11</text:p>
          </table:table-cell>
          <table:table-cell table:formula="of:=ROUND(POWER(2;([.$C238]+([.$B238]/[.$A$1])+3+72)/12)*440)-32768" office:value-type="float" office:value="31324" calcext:value-type="float">
            <text:p>31324</text:p>
          </table:table-cell>
          <table:table-cell table:formula="of:=IF(MOD([.$A238];10)=9;&quot;,&quot;;&quot;&quot;)">
            <text:p/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formula="of:=MOD([.$A239];[.$A$1])" office:value-type="float" office:value="6" calcext:value-type="float">
            <text:p>6</text:p>
          </table:table-cell>
          <table:table-cell table:formula="of:=TRUNC([.$A239]/[.$A$1])" office:value-type="float" office:value="11" calcext:value-type="float">
            <text:p>11</text:p>
          </table:table-cell>
          <table:table-cell table:formula="of:=ROUND(POWER(2;([.$C239]+([.$B239]/[.$A$1])+3+72)/12)*440)-32768" office:value-type="float" office:value="31501" calcext:value-type="float">
            <text:p>31501</text:p>
          </table:table-cell>
          <table:table-cell table:formula="of:=IF(MOD([.$A239];10)=9;&quot;,&quot;;&quot;&quot;)">
            <text:p/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table:formula="of:=MOD([.$A240];[.$A$1])" office:value-type="float" office:value="7" calcext:value-type="float">
            <text:p>7</text:p>
          </table:table-cell>
          <table:table-cell table:formula="of:=TRUNC([.$A240]/[.$A$1])" office:value-type="float" office:value="11" calcext:value-type="float">
            <text:p>11</text:p>
          </table:table-cell>
          <table:table-cell table:formula="of:=ROUND(POWER(2;([.$C240]+([.$B240]/[.$A$1])+3+72)/12)*440)-32768" office:value-type="float" office:value="31678" calcext:value-type="float">
            <text:p>31678</text:p>
          </table:table-cell>
          <table:table-cell table:formula="of:=IF(MOD([.$A240];10)=9;&quot;,&quot;;&quot;&quot;)">
            <text:p/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table:formula="of:=MOD([.$A241];[.$A$1])" office:value-type="float" office:value="8" calcext:value-type="float">
            <text:p>8</text:p>
          </table:table-cell>
          <table:table-cell table:formula="of:=TRUNC([.$A241]/[.$A$1])" office:value-type="float" office:value="11" calcext:value-type="float">
            <text:p>11</text:p>
          </table:table-cell>
          <table:table-cell table:formula="of:=ROUND(POWER(2;([.$C241]+([.$B241]/[.$A$1])+3+72)/12)*440)-32768" office:value-type="float" office:value="31856" calcext:value-type="float">
            <text:p>31856</text:p>
          </table:table-cell>
          <table:table-cell table:formula="of:=IF(MOD([.$A24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MOD([.$A242];[.$A$1])" office:value-type="float" office:value="9" calcext:value-type="float">
            <text:p>9</text:p>
          </table:table-cell>
          <table:table-cell table:formula="of:=TRUNC([.$A242]/[.$A$1])" office:value-type="float" office:value="11" calcext:value-type="float">
            <text:p>11</text:p>
          </table:table-cell>
          <table:table-cell table:formula="of:=ROUND(POWER(2;([.$C242]+([.$B242]/[.$A$1])+3+72)/12)*440)-32768" office:value-type="float" office:value="32034" calcext:value-type="float">
            <text:p>32034</text:p>
          </table:table-cell>
          <table:table-cell table:formula="of:=IF(MOD([.$A242];10)=9;&quot;,&quot;;&quot;&quot;)">
            <text:p/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formula="of:=MOD([.$A243];[.$A$1])" office:value-type="float" office:value="10" calcext:value-type="float">
            <text:p>10</text:p>
          </table:table-cell>
          <table:table-cell table:formula="of:=TRUNC([.$A243]/[.$A$1])" office:value-type="float" office:value="11" calcext:value-type="float">
            <text:p>11</text:p>
          </table:table-cell>
          <table:table-cell table:formula="of:=ROUND(POWER(2;([.$C243]+([.$B243]/[.$A$1])+3+72)/12)*440)-32768" office:value-type="float" office:value="32212" calcext:value-type="float">
            <text:p>32212</text:p>
          </table:table-cell>
          <table:table-cell table:formula="of:=IF(MOD([.$A243];10)=9;&quot;,&quot;;&quot;&quot;)">
            <text:p/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table:formula="of:=MOD([.$A244];[.$A$1])" office:value-type="float" office:value="11" calcext:value-type="float">
            <text:p>11</text:p>
          </table:table-cell>
          <table:table-cell table:formula="of:=TRUNC([.$A244]/[.$A$1])" office:value-type="float" office:value="11" calcext:value-type="float">
            <text:p>11</text:p>
          </table:table-cell>
          <table:table-cell table:formula="of:=ROUND(POWER(2;([.$C244]+([.$B244]/[.$A$1])+3+72)/12)*440)-32768" office:value-type="float" office:value="32391" calcext:value-type="float">
            <text:p>32391</text:p>
          </table:table-cell>
          <table:table-cell table:formula="of:=IF(MOD([.$A244];10)=9;&quot;,&quot;;&quot;&quot;)">
            <text:p/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table:formula="of:=MOD([.$A245];[.$A$1])" office:value-type="float" office:value="12" calcext:value-type="float">
            <text:p>12</text:p>
          </table:table-cell>
          <table:table-cell table:formula="of:=TRUNC([.$A245]/[.$A$1])" office:value-type="float" office:value="11" calcext:value-type="float">
            <text:p>11</text:p>
          </table:table-cell>
          <table:table-cell table:formula="of:=ROUND(POWER(2;([.$C245]+([.$B245]/[.$A$1])+3+72)/12)*440)-32768" office:value-type="float" office:value="32570" calcext:value-type="float">
            <text:p>32570</text:p>
          </table:table-cell>
          <table:table-cell table:formula="of:=IF(MOD([.$A245];10)=9;&quot;,&quot;;&quot;&quot;)">
            <text:p/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MOD([.$A246];[.$A$1])" office:value-type="float" office:value="13" calcext:value-type="float">
            <text:p>13</text:p>
          </table:table-cell>
          <table:table-cell table:formula="of:=TRUNC([.$A246]/[.$A$1])" office:value-type="float" office:value="11" calcext:value-type="float">
            <text:p>11</text:p>
          </table:table-cell>
          <table:table-cell table:formula="of:=ROUND(POWER(2;([.$C246]+([.$B246]/[.$A$1])+3+72)/12)*440)-32768" office:value-type="float" office:value="32750" calcext:value-type="float">
            <text:p>32750</text:p>
          </table:table-cell>
          <table:table-cell table:formula="of:=IF(MOD([.$A246];10)=9;&quot;,&quot;;&quot;&quot;)">
            <text:p/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formula="of:=MOD([.$A247];[.$A$1])" office:value-type="float" office:value="14" calcext:value-type="float">
            <text:p>14</text:p>
          </table:table-cell>
          <table:table-cell table:formula="of:=TRUNC([.$A247]/[.$A$1])" office:value-type="float" office:value="11" calcext:value-type="float">
            <text:p>11</text:p>
          </table:table-cell>
          <table:table-cell table:formula="of:=ROUND(POWER(2;([.$C247]+([.$B247]/[.$A$1])+3+72)/12)*440)-32768" office:value-type="float" office:value="32931" calcext:value-type="float">
            <text:p>32931</text:p>
          </table:table-cell>
          <table:table-cell table:formula="of:=IF(MOD([.$A247];10)=9;&quot;,&quot;;&quot;&quot;)">
            <text:p/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table:formula="of:=MOD([.$A248];[.$A$1])" office:value-type="float" office:value="15" calcext:value-type="float">
            <text:p>15</text:p>
          </table:table-cell>
          <table:table-cell table:formula="of:=TRUNC([.$A248]/[.$A$1])" office:value-type="float" office:value="11" calcext:value-type="float">
            <text:p>11</text:p>
          </table:table-cell>
          <table:table-cell table:formula="of:=ROUND(POWER(2;([.$C248]+([.$B248]/[.$A$1])+3+72)/12)*440)-32768" office:value-type="float" office:value="33112" calcext:value-type="float">
            <text:p>33112</text:p>
          </table:table-cell>
          <table:table-cell table:formula="of:=IF(MOD([.$A248];10)=9;&quot;,&quot;;&quot;&quot;)">
            <text:p/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formula="of:=MOD([.$A249];[.$A$1])" office:value-type="float" office:value="16" calcext:value-type="float">
            <text:p>16</text:p>
          </table:table-cell>
          <table:table-cell table:formula="of:=TRUNC([.$A249]/[.$A$1])" office:value-type="float" office:value="11" calcext:value-type="float">
            <text:p>11</text:p>
          </table:table-cell>
          <table:table-cell table:formula="of:=ROUND(POWER(2;([.$C249]+([.$B249]/[.$A$1])+3+72)/12)*440)-32768" office:value-type="float" office:value="33293" calcext:value-type="float">
            <text:p>33293</text:p>
          </table:table-cell>
          <table:table-cell table:formula="of:=IF(MOD([.$A249];10)=9;&quot;,&quot;;&quot;&quot;)">
            <text:p/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table:formula="of:=MOD([.$A250];[.$A$1])" office:value-type="float" office:value="17" calcext:value-type="float">
            <text:p>17</text:p>
          </table:table-cell>
          <table:table-cell table:formula="of:=TRUNC([.$A250]/[.$A$1])" office:value-type="float" office:value="11" calcext:value-type="float">
            <text:p>11</text:p>
          </table:table-cell>
          <table:table-cell table:formula="of:=ROUND(POWER(2;([.$C250]+([.$B250]/[.$A$1])+3+72)/12)*440)-32768" office:value-type="float" office:value="33475" calcext:value-type="float">
            <text:p>33475</text:p>
          </table:table-cell>
          <table:table-cell table:formula="of:=IF(MOD([.$A250];10)=9;&quot;,&quot;;&quot;&quot;)">
            <text:p/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formula="of:=MOD([.$A251];[.$A$1])" office:value-type="float" office:value="18" calcext:value-type="float">
            <text:p>18</text:p>
          </table:table-cell>
          <table:table-cell table:formula="of:=TRUNC([.$A251]/[.$A$1])" office:value-type="float" office:value="11" calcext:value-type="float">
            <text:p>11</text:p>
          </table:table-cell>
          <table:table-cell table:formula="of:=ROUND(POWER(2;([.$C251]+([.$B251]/[.$A$1])+3+72)/12)*440)-32768" office:value-type="float" office:value="33658" calcext:value-type="float">
            <text:p>33658</text:p>
          </table:table-cell>
          <table:table-cell table:formula="of:=IF(MOD([.$A251];10)=9;&quot;,&quot;;&quot;&quot;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formula="of:=MOD([.$A252];[.$A$1])" office:value-type="float" office:value="19" calcext:value-type="float">
            <text:p>19</text:p>
          </table:table-cell>
          <table:table-cell table:formula="of:=TRUNC([.$A252]/[.$A$1])" office:value-type="float" office:value="11" calcext:value-type="float">
            <text:p>11</text:p>
          </table:table-cell>
          <table:table-cell table:formula="of:=ROUND(POWER(2;([.$C252]+([.$B252]/[.$A$1])+3+72)/12)*440)-32768" office:value-type="float" office:value="33841" calcext:value-type="float">
            <text:p>33841</text:p>
          </table:table-cell>
          <table:table-cell table:formula="of:=IF(MOD([.$A252];10)=9;&quot;,&quot;;&quot;&quot;)">
            <text:p/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table:formula="of:=MOD([.$A253];[.$A$1])" office:value-type="float" office:value="20" calcext:value-type="float">
            <text:p>20</text:p>
          </table:table-cell>
          <table:table-cell table:formula="of:=TRUNC([.$A253]/[.$A$1])" office:value-type="float" office:value="11" calcext:value-type="float">
            <text:p>11</text:p>
          </table:table-cell>
          <table:table-cell table:formula="of:=ROUND(POWER(2;([.$C253]+([.$B253]/[.$A$1])+3+72)/12)*440)-32768" office:value-type="float" office:value="34024" calcext:value-type="float">
            <text:p>34024</text:p>
          </table:table-cell>
          <table:table-cell table:formula="of:=IF(MOD([.$A253];10)=9;&quot;,&quot;;&quot;&quot;)">
            <text:p/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table:formula="of:=MOD([.$A254];[.$A$1])" office:value-type="float" office:value="0" calcext:value-type="float">
            <text:p>0</text:p>
          </table:table-cell>
          <table:table-cell table:formula="of:=TRUNC([.$A254]/[.$A$1])" office:value-type="float" office:value="12" calcext:value-type="float">
            <text:p>12</text:p>
          </table:table-cell>
          <table:table-cell table:formula="of:=ROUND(POWER(2;([.$C254]+([.$B254]/[.$A$1])+3+72)/12)*440)-32768" office:value-type="float" office:value="34208" calcext:value-type="float">
            <text:p>34208</text:p>
          </table:table-cell>
          <table:table-cell table:formula="of:=IF(MOD([.$A254];10)=9;&quot;,&quot;;&quot;&quot;)">
            <text:p/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table:formula="of:=MOD([.$A255];[.$A$1])" office:value-type="float" office:value="1" calcext:value-type="float">
            <text:p>1</text:p>
          </table:table-cell>
          <table:table-cell table:formula="of:=TRUNC([.$A255]/[.$A$1])" office:value-type="float" office:value="12" calcext:value-type="float">
            <text:p>12</text:p>
          </table:table-cell>
          <table:table-cell table:formula="of:=ROUND(POWER(2;([.$C255]+([.$B255]/[.$A$1])+3+72)/12)*440)-32768" office:value-type="float" office:value="34393" calcext:value-type="float">
            <text:p>34393</text:p>
          </table:table-cell>
          <table:table-cell table:formula="of:=IF(MOD([.$A255];10)=9;&quot;,&quot;;&quot;&quot;)">
            <text:p/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table:formula="of:=MOD([.$A256];[.$A$1])" office:value-type="float" office:value="2" calcext:value-type="float">
            <text:p>2</text:p>
          </table:table-cell>
          <table:table-cell table:formula="of:=TRUNC([.$A256]/[.$A$1])" office:value-type="float" office:value="12" calcext:value-type="float">
            <text:p>12</text:p>
          </table:table-cell>
          <table:table-cell table:formula="of:=ROUND(POWER(2;([.$C256]+([.$B256]/[.$A$1])+3+72)/12)*440)-32768" office:value-type="float" office:value="34578" calcext:value-type="float">
            <text:p>34578</text:p>
          </table:table-cell>
          <table:table-cell table:formula="of:=IF(MOD([.$A256];10)=9;&quot;,&quot;;&quot;&quot;)">
            <text:p/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table:formula="of:=MOD([.$A257];[.$A$1])" office:value-type="float" office:value="3" calcext:value-type="float">
            <text:p>3</text:p>
          </table:table-cell>
          <table:table-cell table:formula="of:=TRUNC([.$A257]/[.$A$1])" office:value-type="float" office:value="12" calcext:value-type="float">
            <text:p>12</text:p>
          </table:table-cell>
          <table:table-cell table:formula="of:=ROUND(POWER(2;([.$C257]+([.$B257]/[.$A$1])+3+72)/12)*440)-32768" office:value-type="float" office:value="34763" calcext:value-type="float">
            <text:p>34763</text:p>
          </table:table-cell>
          <table:table-cell table:formula="of:=IF(MOD([.$A257];10)=9;&quot;,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3:40:00.6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abrice GUILHAUME</meta:initial-creator>
    <meta:creation-date>2013-10-08T14:11:29.997000000</meta:creation-date>
    <dc:date>2023-10-05T15:52:42.856000000</dc:date>
    <meta:editing-duration>PT2H58M46S</meta:editing-duration>
    <meta:editing-cycles>4</meta:editing-cycles>
    <meta:generator>LibreOffice/7.6.0.3$Windows_X86_64 LibreOffice_project/69edd8b8ebc41d00b4de3915dc82f8f0fc3b6265</meta:generator>
    <meta:document-statistic meta:table-count="1" meta:cell-count="1283" meta:object-count="0"/>
  </office:meta>
</office:document-meta>
</file>